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2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21" style:family="paragraph" style:parent-style-name="Standard">
      <style:text-properties style:font-name="PT Mono" officeooo:paragraph-rsid="0013202e"/>
    </style:style>
    <style:style style:name="P122" style:family="paragraph" style:parent-style-name="Standard">
      <style:paragraph-properties fo:break-before="page"/>
      <style:text-properties style:font-name="PT Mono" officeooo:paragraph-rsid="0013202e"/>
    </style:style>
    <style:style style:name="P123" style:family="paragraph" style:parent-style-name="Footnote">
      <style:text-properties fo:font-size="8pt" officeooo:rsid="0324c139" officeooo:paragraph-rsid="0324c139" style:font-size-asian="8pt" style:font-size-complex="8pt"/>
    </style:style>
    <style:style style:name="P124" style:family="paragraph" style:parent-style-name="Footnote">
      <style:text-properties fo:font-size="8pt" officeooo:rsid="0346a184" officeooo:paragraph-rsid="0346a184" style:font-size-asian="7pt" style:font-size-complex="8pt"/>
    </style:style>
    <style:style style:name="P12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26" style:family="paragraph" style:parent-style-name="Footnote">
      <style:text-properties fo:font-size="8pt" officeooo:rsid="03aead49" officeooo:paragraph-rsid="03aead49" style:font-size-asian="7pt" style:font-size-complex="8pt"/>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4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5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5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db1" style:font-style-asian="normal" style:font-style-complex="normal"/>
    </style:style>
    <style:style style:name="T66" style:family="text">
      <style:text-properties fo:font-style="normal" officeooo:rsid="03aab2bf" style:font-style-asian="normal" style:font-style-complex="normal"/>
    </style:style>
    <style:style style:name="T67" style:family="text">
      <style:text-properties fo:font-style="normal" officeooo:rsid="03aacb0a" style:font-style-asian="normal" style:font-style-complex="normal"/>
    </style:style>
    <style:style style:name="T68" style:family="text">
      <style:text-properties fo:font-style="normal" officeooo:rsid="03ab53da" style:font-style-asian="normal" style:font-style-complex="normal"/>
    </style:style>
    <style:style style:name="T69" style:family="text">
      <style:text-properties fo:font-style="normal" officeooo:rsid="03ade8bf" style:font-style-asian="normal" style:font-style-complex="normal"/>
    </style:style>
    <style:style style:name="T70" style:family="text">
      <style:text-properties fo:font-style="normal" officeooo:rsid="03ae8d17" style:font-style-asian="normal" style:font-style-complex="normal"/>
    </style:style>
    <style:style style:name="T71" style:family="text">
      <style:text-properties fo:font-style="normal" officeooo:rsid="03b00d57" style:font-style-asian="normal" style:font-style-complex="normal"/>
    </style:style>
    <style:style style:name="T72" style:family="text">
      <style:text-properties fo:font-style="normal" officeooo:rsid="03b1d806" style:font-style-asian="normal" style:font-style-complex="normal"/>
    </style:style>
    <style:style style:name="T73" style:family="text">
      <style:text-properties fo:font-style="normal" officeooo:rsid="03b2c578" style:font-style-asian="normal" style:font-style-complex="normal"/>
    </style:style>
    <style:style style:name="T74" style:family="text">
      <style:text-properties fo:font-style="normal" officeooo:rsid="03b2ccb2" style:font-style-asian="normal" style:font-style-complex="normal"/>
    </style:style>
    <style:style style:name="T75" style:family="text">
      <style:text-properties fo:font-style="normal" officeooo:rsid="03b3148f" style:font-style-asian="normal" style:font-style-complex="normal"/>
    </style:style>
    <style:style style:name="T76" style:family="text">
      <style:text-properties fo:font-style="normal" officeooo:rsid="03b31aae" style:font-style-asian="normal" style:font-style-complex="normal"/>
    </style:style>
    <style:style style:name="T77" style:family="text">
      <style:text-properties fo:font-style="normal" officeooo:rsid="03b5656a" style:font-style-asian="normal" style:font-style-complex="normal"/>
    </style:style>
    <style:style style:name="T78" style:family="text">
      <style:text-properties fo:font-style="normal" officeooo:rsid="03b6187b" style:font-style-asian="normal" style:font-style-complex="normal"/>
    </style:style>
    <style:style style:name="T79" style:family="text">
      <style:text-properties fo:font-style="normal" officeooo:rsid="03b80903" style:font-style-asian="normal" style:font-style-complex="normal"/>
    </style:style>
    <style:style style:name="T80" style:family="text">
      <style:text-properties fo:font-style="normal" officeooo:rsid="03b98f94" style:font-style-asian="normal" style:font-style-complex="normal"/>
    </style:style>
    <style:style style:name="T81" style:family="text">
      <style:text-properties fo:font-style="normal" officeooo:rsid="03babb9c" style:font-style-asian="normal" style:font-style-complex="normal"/>
    </style:style>
    <style:style style:name="T82" style:family="text">
      <style:text-properties fo:font-style="normal" officeooo:rsid="03bac324" style:font-style-asian="normal" style:font-style-complex="normal"/>
    </style:style>
    <style:style style:name="T83" style:family="text">
      <style:text-properties fo:font-style="normal" officeooo:rsid="03bb19f8" style:font-style-asian="normal" style:font-style-complex="normal"/>
    </style:style>
    <style:style style:name="T84" style:family="text">
      <style:text-properties fo:font-style="normal" officeooo:rsid="03bb7f0c" style:font-style-asian="normal" style:font-style-complex="normal"/>
    </style:style>
    <style:style style:name="T85" style:family="text">
      <style:text-properties fo:font-style="normal" officeooo:rsid="03bcd567" style:font-style-asian="normal" style:font-style-complex="normal"/>
    </style:style>
    <style:style style:name="T86" style:family="text">
      <style:text-properties fo:font-style="normal" officeooo:rsid="03bf4f8b" style:font-style-asian="normal" style:font-style-complex="normal"/>
    </style:style>
    <style:style style:name="T87" style:family="text">
      <style:text-properties fo:font-style="normal" officeooo:rsid="03c0074d" style:font-style-asian="normal" style:font-style-complex="normal"/>
    </style:style>
    <style:style style:name="T88" style:family="text">
      <style:text-properties fo:font-style="normal" officeooo:rsid="03c2a0b7" style:font-style-asian="normal" style:font-style-complex="normal"/>
    </style:style>
    <style:style style:name="T89" style:family="text">
      <style:text-properties fo:font-style="normal" officeooo:rsid="03c49cfa" style:font-style-asian="normal" style:font-style-complex="normal"/>
    </style:style>
    <style:style style:name="T90" style:family="text">
      <style:text-properties fo:font-style="normal" officeooo:rsid="03c4e071" style:font-style-asian="normal" style:font-style-complex="normal"/>
    </style:style>
    <style:style style:name="T91" style:family="text">
      <style:text-properties fo:font-style="normal" officeooo:rsid="03c67f50" style:font-style-asian="normal" style:font-style-complex="normal"/>
    </style:style>
    <style:style style:name="T92" style:family="text">
      <style:text-properties fo:font-style="normal" officeooo:rsid="03c68dbf" style:font-style-asian="normal" style:font-style-complex="normal"/>
    </style:style>
    <style:style style:name="T93" style:family="text">
      <style:text-properties fo:font-style="normal" officeooo:rsid="03c7c97b" style:font-style-asian="normal" style:font-style-complex="normal"/>
    </style:style>
    <style:style style:name="T94" style:family="text">
      <style:text-properties fo:font-style="normal" officeooo:rsid="03c842d9" style:font-style-asian="normal" style:font-style-complex="normal"/>
    </style:style>
    <style:style style:name="T95" style:family="text">
      <style:text-properties fo:font-style="normal" officeooo:rsid="03c8900e" style:font-style-asian="normal" style:font-style-complex="normal"/>
    </style:style>
    <style:style style:name="T96" style:family="text">
      <style:text-properties fo:font-style="normal" officeooo:rsid="03c9581d" style:font-style-asian="normal" style:font-style-complex="normal"/>
    </style:style>
    <style:style style:name="T97" style:family="text">
      <style:text-properties fo:font-style="normal" officeooo:rsid="03cc8d63" style:font-style-asian="normal" style:font-style-complex="normal"/>
    </style:style>
    <style:style style:name="T98" style:family="text">
      <style:text-properties fo:font-style="normal" officeooo:rsid="03cd55f3" style:font-style-asian="normal" style:font-style-complex="normal"/>
    </style:style>
    <style:style style:name="T99" style:family="text">
      <style:text-properties fo:font-style="normal" officeooo:rsid="03cedff2" style:font-style-asian="normal" style:font-style-complex="normal"/>
    </style:style>
    <style:style style:name="T100" style:family="text">
      <style:text-properties fo:font-style="normal" officeooo:rsid="03ceeb81" style:font-style-asian="normal" style:font-style-complex="normal"/>
    </style:style>
    <style:style style:name="T101" style:family="text">
      <style:text-properties fo:font-style="normal" officeooo:rsid="03d25cef" style:font-style-asian="normal" style:font-style-complex="normal"/>
    </style:style>
    <style:style style:name="T102" style:family="text">
      <style:text-properties fo:font-style="normal" officeooo:rsid="03d27f70" style:font-style-asian="normal" style:font-style-complex="normal"/>
    </style:style>
    <style:style style:name="T103" style:family="text">
      <style:text-properties fo:font-style="normal" officeooo:rsid="03d2ea12" style:font-style-asian="normal" style:font-style-complex="normal"/>
    </style:style>
    <style:style style:name="T104" style:family="text">
      <style:text-properties fo:font-style="normal" officeooo:rsid="03d44ed3" style:font-style-asian="normal" style:font-style-complex="normal"/>
    </style:style>
    <style:style style:name="T105" style:family="text">
      <style:text-properties fo:font-style="normal" officeooo:rsid="03d4cf46" style:font-style-asian="normal" style:font-style-complex="normal"/>
    </style:style>
    <style:style style:name="T106" style:family="text">
      <style:text-properties fo:font-style="normal" officeooo:rsid="03d5f5d2" style:font-style-asian="normal" style:font-style-complex="normal"/>
    </style:style>
    <style:style style:name="T107" style:family="text">
      <style:text-properties fo:font-style="normal" officeooo:rsid="03d7c79b" style:font-style-asian="normal" style:font-style-complex="normal"/>
    </style:style>
    <style:style style:name="T108" style:family="text">
      <style:text-properties fo:font-style="normal" officeooo:rsid="03d8f4b2" style:font-style-asian="normal" style:font-style-complex="normal"/>
    </style:style>
    <style:style style:name="T109" style:family="text">
      <style:text-properties fo:font-style="normal" officeooo:rsid="03db2b19" style:font-style-asian="normal" style:font-style-complex="normal"/>
    </style:style>
    <style:style style:name="T110" style:family="text">
      <style:text-properties fo:font-style="normal" officeooo:rsid="03dc47ea" style:font-style-asian="normal" style:font-style-complex="normal"/>
    </style:style>
    <style:style style:name="T111" style:family="text">
      <style:text-properties fo:font-style="normal" officeooo:rsid="03df1703" style:font-style-asian="normal" style:font-style-complex="normal"/>
    </style:style>
    <style:style style:name="T112" style:family="text">
      <style:text-properties fo:font-style="normal" officeooo:rsid="03e22522" style:font-style-asian="normal" style:font-style-complex="normal"/>
    </style:style>
    <style:style style:name="T113" style:family="text">
      <style:text-properties fo:font-style="normal" officeooo:rsid="03e247fa" style:font-style-asian="normal" style:font-style-complex="normal"/>
    </style:style>
    <style:style style:name="T114" style:family="text">
      <style:text-properties fo:font-style="normal" officeooo:rsid="03e3d5f5" style:font-style-asian="normal" style:font-style-complex="normal"/>
    </style:style>
    <style:style style:name="T115" style:family="text">
      <style:text-properties fo:font-style="normal" officeooo:rsid="03e53a40" style:font-style-asian="normal" style:font-style-complex="normal"/>
    </style:style>
    <style:style style:name="T116" style:family="text">
      <style:text-properties fo:font-style="normal" officeooo:rsid="03e80640" style:font-style-asian="normal" style:font-style-complex="normal"/>
    </style:style>
    <style:style style:name="T117" style:family="text">
      <style:text-properties fo:font-style="normal" officeooo:rsid="03e961ae" style:font-style-asian="normal" style:font-style-complex="normal"/>
    </style:style>
    <style:style style:name="T118" style:family="text">
      <style:text-properties fo:font-style="normal" officeooo:rsid="03eab115" style:font-style-asian="normal" style:font-style-complex="normal"/>
    </style:style>
    <style:style style:name="T119" style:family="text">
      <style:text-properties fo:font-style="normal" officeooo:rsid="03eca953" style:font-style-asian="normal" style:font-style-complex="normal"/>
    </style:style>
    <style:style style:name="T120" style:family="text">
      <style:text-properties fo:font-style="normal" officeooo:rsid="03ed1c87" style:font-style-asian="normal" style:font-style-complex="normal"/>
    </style:style>
    <style:style style:name="T121" style:family="text">
      <style:text-properties fo:font-style="normal" officeooo:rsid="03ee56c3" style:font-style-asian="normal" style:font-style-complex="normal"/>
    </style:style>
    <style:style style:name="T122" style:family="text">
      <style:text-properties fo:font-style="normal" officeooo:rsid="03ee7953" style:font-style-asian="normal" style:font-style-complex="normal"/>
    </style:style>
    <style:style style:name="T123" style:family="text">
      <style:text-properties fo:font-style="normal" officeooo:rsid="03f07035" style:font-style-asian="normal" style:font-style-complex="normal"/>
    </style:style>
    <style:style style:name="T124" style:family="text">
      <style:text-properties fo:font-style="normal" officeooo:rsid="03f22095" style:font-style-asian="normal" style:font-style-complex="normal"/>
    </style:style>
    <style:style style:name="T125" style:family="text">
      <style:text-properties fo:font-style="normal" officeooo:rsid="03f23b98" style:font-style-asian="normal" style:font-style-complex="normal"/>
    </style:style>
    <style:style style:name="T126" style:family="text">
      <style:text-properties fo:font-style="normal" officeooo:rsid="03f3d2ac" style:font-style-asian="normal" style:font-style-complex="normal"/>
    </style:style>
    <style:style style:name="T127" style:family="text">
      <style:text-properties fo:font-style="normal" officeooo:rsid="03f5c517" style:font-style-asian="normal" style:font-style-complex="normal"/>
    </style:style>
    <style:style style:name="T128" style:family="text">
      <style:text-properties fo:font-style="normal" officeooo:rsid="03f7118e" style:font-style-asian="normal" style:font-style-complex="normal"/>
    </style:style>
    <style:style style:name="T129" style:family="text">
      <style:text-properties fo:font-style="normal" officeooo:rsid="03f7b265" style:font-style-asian="normal" style:font-style-complex="normal"/>
    </style:style>
    <style:style style:name="T130" style:family="text">
      <style:text-properties fo:font-style="normal" officeooo:rsid="03f9418b" style:font-style-asian="normal" style:font-style-complex="normal"/>
    </style:style>
    <style:style style:name="T131" style:family="text">
      <style:text-properties fo:font-style="normal" officeooo:rsid="03fb3a6a" style:font-style-asian="normal" style:font-style-complex="normal"/>
    </style:style>
    <style:style style:name="T132" style:family="text">
      <style:text-properties fo:font-style="normal" officeooo:rsid="03fc6280" style:font-style-asian="normal" style:font-style-complex="normal"/>
    </style:style>
    <style:style style:name="T133" style:family="text">
      <style:text-properties fo:font-style="normal" officeooo:rsid="03fc7033" style:font-style-asian="normal" style:font-style-complex="normal"/>
    </style:style>
    <style:style style:name="T134" style:family="text">
      <style:text-properties fo:font-style="normal" officeooo:rsid="03fcf6d5" style:font-style-asian="normal" style:font-style-complex="normal"/>
    </style:style>
    <style:style style:name="T135" style:family="text">
      <style:text-properties fo:font-style="normal" officeooo:rsid="03fd9c0e" style:font-style-asian="normal" style:font-style-complex="normal"/>
    </style:style>
    <style:style style:name="T136" style:family="text">
      <style:text-properties fo:font-style="normal" officeooo:rsid="03ff3221" style:font-style-asian="normal" style:font-style-complex="normal"/>
    </style:style>
    <style:style style:name="T137" style:family="text">
      <style:text-properties fo:font-style="normal" officeooo:rsid="040092dc" style:font-style-asian="normal" style:font-style-complex="normal"/>
    </style:style>
    <style:style style:name="T138" style:family="text">
      <style:text-properties fo:font-style="normal" officeooo:rsid="04018b3a" style:font-style-asian="normal" style:font-style-complex="normal"/>
    </style:style>
    <style:style style:name="T139" style:family="text">
      <style:text-properties fo:font-style="normal" officeooo:rsid="0402a79a" style:font-style-asian="normal" style:font-style-complex="normal"/>
    </style:style>
    <style:style style:name="T140" style:family="text">
      <style:text-properties fo:font-style="normal" officeooo:rsid="0402c3b4" style:font-style-asian="normal" style:font-style-complex="normal"/>
    </style:style>
    <style:style style:name="T141" style:family="text">
      <style:text-properties fo:font-style="normal" officeooo:rsid="04040b7f" style:font-style-asian="normal" style:font-style-complex="normal"/>
    </style:style>
    <style:style style:name="T142" style:family="text">
      <style:text-properties fo:font-style="normal" officeooo:rsid="0404a1d5" style:font-style-asian="normal" style:font-style-complex="normal"/>
    </style:style>
    <style:style style:name="T143" style:family="text">
      <style:text-properties fo:font-style="normal" officeooo:rsid="0404f911" style:font-style-asian="normal" style:font-style-complex="normal"/>
    </style:style>
    <style:style style:name="T144" style:family="text">
      <style:text-properties fo:font-style="normal" officeooo:rsid="04065e20" style:font-style-asian="normal" style:font-style-complex="normal"/>
    </style:style>
    <style:style style:name="T145" style:family="text">
      <style:text-properties fo:font-style="normal" officeooo:rsid="04081565" style:font-style-asian="normal" style:font-style-complex="normal"/>
    </style:style>
    <style:style style:name="T146" style:family="text">
      <style:text-properties fo:font-style="normal" officeooo:rsid="0408229c" style:font-style-asian="normal" style:font-style-complex="normal"/>
    </style:style>
    <style:style style:name="T147" style:family="text">
      <style:text-properties fo:font-style="normal" officeooo:rsid="0409e077" style:font-style-asian="normal" style:font-style-complex="normal"/>
    </style:style>
    <style:style style:name="T148" style:family="text">
      <style:text-properties fo:font-style="normal" officeooo:rsid="0409efb9" style:font-style-asian="normal" style:font-style-complex="normal"/>
    </style:style>
    <style:style style:name="T149" style:family="text">
      <style:text-properties fo:font-style="normal" officeooo:rsid="040b2b14" style:font-style-asian="normal" style:font-style-complex="normal"/>
    </style:style>
    <style:style style:name="T150" style:family="text">
      <style:text-properties fo:font-style="normal" officeooo:rsid="040bbcd5" style:font-style-asian="normal" style:font-style-complex="normal"/>
    </style:style>
    <style:style style:name="T151" style:family="text">
      <style:text-properties fo:font-style="normal" officeooo:rsid="040d9e52" style:font-style-asian="normal" style:font-style-complex="normal"/>
    </style:style>
    <style:style style:name="T152" style:family="text">
      <style:text-properties fo:font-style="normal" officeooo:rsid="040e6d0d" style:font-style-asian="normal" style:font-style-complex="normal"/>
    </style:style>
    <style:style style:name="T153" style:family="text">
      <style:text-properties fo:font-style="normal" officeooo:rsid="041031c2" style:font-style-asian="normal" style:font-style-complex="normal"/>
    </style:style>
    <style:style style:name="T154" style:family="text">
      <style:text-properties fo:font-style="normal" officeooo:rsid="0410bfc8" style:font-style-asian="normal" style:font-style-complex="normal"/>
    </style:style>
    <style:style style:name="T155" style:family="text">
      <style:text-properties fo:font-style="normal" officeooo:rsid="0412a711" style:font-style-asian="normal" style:font-style-complex="normal"/>
    </style:style>
    <style:style style:name="T156" style:family="text">
      <style:text-properties fo:font-style="normal" officeooo:rsid="04136388" style:font-style-asian="normal" style:font-style-complex="normal"/>
    </style:style>
    <style:style style:name="T157" style:family="text">
      <style:text-properties fo:font-style="normal" officeooo:rsid="041434d4" style:font-style-asian="normal" style:font-style-complex="normal"/>
    </style:style>
    <style:style style:name="T158" style:family="text">
      <style:text-properties fo:font-style="normal" officeooo:rsid="0415b005" style:font-style-asian="normal" style:font-style-complex="normal"/>
    </style:style>
    <style:style style:name="T159" style:family="text">
      <style:text-properties fo:font-style="normal" officeooo:rsid="0416de36" style:font-style-asian="normal" style:font-style-complex="normal"/>
    </style:style>
    <style:style style:name="T160" style:family="text">
      <style:text-properties fo:font-style="normal" officeooo:rsid="04174801" style:font-style-asian="normal" style:font-style-complex="normal"/>
    </style:style>
    <style:style style:name="T161" style:family="text">
      <style:text-properties fo:font-style="normal" officeooo:rsid="041a0994" style:font-style-asian="normal" style:font-style-complex="normal"/>
    </style:style>
    <style:style style:name="T162" style:family="text">
      <style:text-properties fo:font-style="normal" officeooo:rsid="041afda8" style:font-style-asian="normal" style:font-style-complex="normal"/>
    </style:style>
    <style:style style:name="T163" style:family="text">
      <style:text-properties fo:font-style="normal" officeooo:rsid="041ccb25" style:font-style-asian="normal" style:font-style-complex="normal"/>
    </style:style>
    <style:style style:name="T164" style:family="text">
      <style:text-properties fo:font-style="normal" officeooo:rsid="041cdd3d" style:font-style-asian="normal" style:font-style-complex="normal"/>
    </style:style>
    <style:style style:name="T165" style:family="text">
      <style:text-properties officeooo:rsid="03478123"/>
    </style:style>
    <style:style style:name="T166" style:family="text">
      <style:text-properties officeooo:rsid="0348f4de"/>
    </style:style>
    <style:style style:name="T167" style:family="text">
      <style:text-properties officeooo:rsid="03497f67"/>
    </style:style>
    <style:style style:name="T168" style:family="text">
      <style:text-properties officeooo:rsid="034b56e8"/>
    </style:style>
    <style:style style:name="T169" style:family="text">
      <style:text-properties officeooo:rsid="034cd685"/>
    </style:style>
    <style:style style:name="T170" style:family="text">
      <style:text-properties officeooo:rsid="034d4bb0"/>
    </style:style>
    <style:style style:name="T171" style:family="text">
      <style:text-properties officeooo:rsid="034f6bdc"/>
    </style:style>
    <style:style style:name="T172" style:family="text">
      <style:text-properties style:text-position="super 58%"/>
    </style:style>
    <style:style style:name="T173" style:family="text">
      <style:text-properties style:text-position="super 58%" officeooo:rsid="03808574"/>
    </style:style>
    <style:style style:name="T174" style:family="text">
      <style:text-properties style:text-position="super 58%" officeooo:rsid="038261f8"/>
    </style:style>
    <style:style style:name="T175" style:family="text">
      <style:text-properties style:text-position="super 58%" officeooo:rsid="0383bf7b"/>
    </style:style>
    <style:style style:name="T176" style:family="text">
      <style:text-properties style:text-position="super 58%" officeooo:rsid="0385d30f"/>
    </style:style>
    <style:style style:name="T177" style:family="text">
      <style:text-properties style:text-position="super 58%" officeooo:rsid="0385f81c"/>
    </style:style>
    <style:style style:name="T178" style:family="text">
      <style:text-properties style:text-position="super 58%" officeooo:rsid="0388294c"/>
    </style:style>
    <style:style style:name="T179" style:family="text">
      <style:text-properties style:text-position="super 58%" officeooo:rsid="0389d64a"/>
    </style:style>
    <style:style style:name="T180" style:family="text">
      <style:text-properties style:text-position="super 58%" officeooo:rsid="038b4809"/>
    </style:style>
    <style:style style:name="T181" style:family="text">
      <style:text-properties style:text-position="super 58%" officeooo:rsid="038fccea"/>
    </style:style>
    <style:style style:name="T182" style:family="text">
      <style:text-properties style:text-position="super 58%" officeooo:rsid="0391c35d"/>
    </style:style>
    <style:style style:name="T183" style:family="text">
      <style:text-properties style:text-position="super 58%" officeooo:rsid="0395599d"/>
    </style:style>
    <style:style style:name="T184" style:family="text">
      <style:text-properties style:text-position="super 58%" officeooo:rsid="0396faa4"/>
    </style:style>
    <style:style style:name="T185" style:family="text">
      <style:text-properties style:text-position="super 58%" officeooo:rsid="0397f7ad"/>
    </style:style>
    <style:style style:name="T186" style:family="text">
      <style:text-properties style:text-position="super 58%" officeooo:rsid="039893aa"/>
    </style:style>
    <style:style style:name="T187" style:family="text">
      <style:text-properties style:text-position="super 58%" officeooo:rsid="039ae659"/>
    </style:style>
    <style:style style:name="T188" style:family="text">
      <style:text-properties style:text-position="super 58%" fo:font-style="normal" style:font-style-asian="normal" style:font-style-complex="normal"/>
    </style:style>
    <style:style style:name="T189" style:family="text">
      <style:text-properties style:text-position="super 58%" fo:font-style="normal" officeooo:rsid="039c9f5f" style:font-style-asian="normal" style:font-style-complex="normal"/>
    </style:style>
    <style:style style:name="T190" style:family="text">
      <style:text-properties style:text-position="super 58%" fo:font-style="normal" officeooo:rsid="039d5297" style:font-style-asian="normal" style:font-style-complex="normal"/>
    </style:style>
    <style:style style:name="T191" style:family="text">
      <style:text-properties style:text-position="super 58%" fo:font-style="normal" officeooo:rsid="039f3825" style:font-style-asian="normal" style:font-style-complex="normal"/>
    </style:style>
    <style:style style:name="T192" style:family="text">
      <style:text-properties style:text-position="super 58%" fo:font-style="normal" officeooo:rsid="039fefd0" style:font-style-asian="normal" style:font-style-complex="normal"/>
    </style:style>
    <style:style style:name="T193" style:family="text">
      <style:text-properties style:text-position="super 58%" fo:font-style="normal" officeooo:rsid="03a09925" style:font-style-asian="normal" style:font-style-complex="normal"/>
    </style:style>
    <style:style style:name="T194" style:family="text">
      <style:text-properties style:text-position="super 58%" fo:font-style="normal" officeooo:rsid="03a29263" style:font-style-asian="normal" style:font-style-complex="normal"/>
    </style:style>
    <style:style style:name="T195" style:family="text">
      <style:text-properties style:text-position="super 58%" fo:font-style="normal" officeooo:rsid="03a29ef1" style:font-style-asian="normal" style:font-style-complex="normal"/>
    </style:style>
    <style:style style:name="T196" style:family="text">
      <style:text-properties style:text-position="super 58%" fo:font-style="normal" officeooo:rsid="03a6858c" style:font-style-asian="normal" style:font-style-complex="normal"/>
    </style:style>
    <style:style style:name="T197" style:family="text">
      <style:text-properties style:text-position="super 58%" fo:font-style="normal" officeooo:rsid="03a874ef" style:font-style-asian="normal" style:font-style-complex="normal"/>
    </style:style>
    <style:style style:name="T198" style:family="text">
      <style:text-properties style:text-position="super 58%" fo:font-style="normal" officeooo:rsid="03aab2bf" style:font-style-asian="normal" style:font-style-complex="normal"/>
    </style:style>
    <style:style style:name="T199" style:family="text">
      <style:text-properties style:text-position="super 58%" fo:font-style="normal" officeooo:rsid="03aacb0a" style:font-style-asian="normal" style:font-style-complex="normal"/>
    </style:style>
    <style:style style:name="T200" style:family="text">
      <style:text-properties style:text-position="super 58%" fo:font-style="normal" officeooo:rsid="03ab53da" style:font-style-asian="normal" style:font-style-complex="normal"/>
    </style:style>
    <style:style style:name="T201" style:family="text">
      <style:text-properties style:text-position="super 58%" fo:font-style="normal" officeooo:rsid="03ae8d17" style:font-style-asian="normal" style:font-style-complex="normal"/>
    </style:style>
    <style:style style:name="T202" style:family="text">
      <style:text-properties style:text-position="super 58%" fo:font-style="normal" officeooo:rsid="03b2c578" style:font-style-asian="normal" style:font-style-complex="normal"/>
    </style:style>
    <style:style style:name="T203" style:family="text">
      <style:text-properties style:text-position="super 58%" fo:font-style="normal" officeooo:rsid="03b3148f" style:font-style-asian="normal" style:font-style-complex="normal"/>
    </style:style>
    <style:style style:name="T204" style:family="text">
      <style:text-properties style:text-position="super 58%" fo:font-style="normal" officeooo:rsid="03b31aae" style:font-style-asian="normal" style:font-style-complex="normal"/>
    </style:style>
    <style:style style:name="T205" style:family="text">
      <style:text-properties style:text-position="super 58%" fo:font-style="normal" officeooo:rsid="03b6187b" style:font-style-asian="normal" style:font-style-complex="normal"/>
    </style:style>
    <style:style style:name="T206" style:family="text">
      <style:text-properties style:text-position="super 58%" fo:font-style="normal" officeooo:rsid="03b80903" style:font-style-asian="normal" style:font-style-complex="normal"/>
    </style:style>
    <style:style style:name="T207" style:family="text">
      <style:text-properties style:text-position="super 58%" fo:font-style="normal" officeooo:rsid="03b98f94" style:font-style-asian="normal" style:font-style-complex="normal"/>
    </style:style>
    <style:style style:name="T208" style:family="text">
      <style:text-properties style:text-position="super 58%" fo:font-style="normal" officeooo:rsid="03bac324" style:font-style-asian="normal" style:font-style-complex="normal"/>
    </style:style>
    <style:style style:name="T209" style:family="text">
      <style:text-properties style:text-position="super 58%" fo:font-style="normal" officeooo:rsid="03bb19f8" style:font-style-asian="normal" style:font-style-complex="normal"/>
    </style:style>
    <style:style style:name="T210" style:family="text">
      <style:text-properties style:text-position="super 58%" fo:font-style="normal" officeooo:rsid="03bcd567" style:font-style-asian="normal" style:font-style-complex="normal"/>
    </style:style>
    <style:style style:name="T211" style:family="text">
      <style:text-properties style:text-position="super 58%" fo:font-style="normal" officeooo:rsid="03bf4f8b" style:font-style-asian="normal" style:font-style-complex="normal"/>
    </style:style>
    <style:style style:name="T212" style:family="text">
      <style:text-properties style:text-position="super 58%" fo:font-style="normal" officeooo:rsid="03c0074d" style:font-style-asian="normal" style:font-style-complex="normal"/>
    </style:style>
    <style:style style:name="T213" style:family="text">
      <style:text-properties style:text-position="super 58%" fo:font-style="normal" officeooo:rsid="03c2a0b7" style:font-style-asian="normal" style:font-style-complex="normal"/>
    </style:style>
    <style:style style:name="T214" style:family="text">
      <style:text-properties style:text-position="super 58%" fo:font-style="normal" officeooo:rsid="03c4e071" style:font-style-asian="normal" style:font-style-complex="normal"/>
    </style:style>
    <style:style style:name="T215" style:family="text">
      <style:text-properties style:text-position="super 58%" fo:font-style="normal" officeooo:rsid="03c67f50" style:font-style-asian="normal" style:font-style-complex="normal"/>
    </style:style>
    <style:style style:name="T216" style:family="text">
      <style:text-properties style:text-position="super 58%" fo:font-style="normal" officeooo:rsid="03c68dbf" style:font-style-asian="normal" style:font-style-complex="normal"/>
    </style:style>
    <style:style style:name="T217" style:family="text">
      <style:text-properties style:text-position="super 58%" fo:font-style="normal" officeooo:rsid="03c7c97b" style:font-style-asian="normal" style:font-style-complex="normal"/>
    </style:style>
    <style:style style:name="T218" style:family="text">
      <style:text-properties style:text-position="super 58%" fo:font-style="normal" officeooo:rsid="03c842d9" style:font-style-asian="normal" style:font-style-complex="normal"/>
    </style:style>
    <style:style style:name="T219" style:family="text">
      <style:text-properties style:text-position="super 58%" fo:font-style="normal" officeooo:rsid="03cd55f3" style:font-style-asian="normal" style:font-style-complex="normal"/>
    </style:style>
    <style:style style:name="T220" style:family="text">
      <style:text-properties style:text-position="super 58%" fo:font-style="normal" officeooo:rsid="03ceeb81" style:font-style-asian="normal" style:font-style-complex="normal"/>
    </style:style>
    <style:style style:name="T221" style:family="text">
      <style:text-properties style:text-position="super 58%" fo:font-style="normal" officeooo:rsid="03d27f70" style:font-style-asian="normal" style:font-style-complex="normal"/>
    </style:style>
    <style:style style:name="T222" style:family="text">
      <style:text-properties style:text-position="super 58%" fo:font-style="normal" officeooo:rsid="03d2ea12" style:font-style-asian="normal" style:font-style-complex="normal"/>
    </style:style>
    <style:style style:name="T223" style:family="text">
      <style:text-properties style:text-position="super 58%" fo:font-style="normal" officeooo:rsid="03d44ed3" style:font-style-asian="normal" style:font-style-complex="normal"/>
    </style:style>
    <style:style style:name="T224" style:family="text">
      <style:text-properties style:text-position="super 58%" fo:font-style="normal" officeooo:rsid="03d4cf46" style:font-style-asian="normal" style:font-style-complex="normal"/>
    </style:style>
    <style:style style:name="T225" style:family="text">
      <style:text-properties style:text-position="super 58%" fo:font-style="normal" officeooo:rsid="03d74ba2" style:font-style-asian="normal" style:font-style-complex="normal"/>
    </style:style>
    <style:style style:name="T226" style:family="text">
      <style:text-properties style:text-position="super 58%" fo:font-style="normal" officeooo:rsid="03d7c79b" style:font-style-asian="normal" style:font-style-complex="normal"/>
    </style:style>
    <style:style style:name="T227" style:family="text">
      <style:text-properties style:text-position="super 58%" fo:font-style="normal" officeooo:rsid="03db2b19" style:font-style-asian="normal" style:font-style-complex="normal"/>
    </style:style>
    <style:style style:name="T228" style:family="text">
      <style:text-properties style:text-position="super 58%" fo:font-style="normal" officeooo:rsid="03dc47ea" style:font-style-asian="normal" style:font-style-complex="normal"/>
    </style:style>
    <style:style style:name="T229" style:family="text">
      <style:text-properties style:text-position="super 58%" fo:font-style="normal" officeooo:rsid="03e247fa" style:font-style-asian="normal" style:font-style-complex="normal"/>
    </style:style>
    <style:style style:name="T230" style:family="text">
      <style:text-properties style:text-position="super 58%" fo:font-style="normal" officeooo:rsid="03e3d5f5" style:font-style-asian="normal" style:font-style-complex="normal"/>
    </style:style>
    <style:style style:name="T231" style:family="text">
      <style:text-properties style:text-position="super 58%" fo:font-style="normal" officeooo:rsid="03e53a40" style:font-style-asian="normal" style:font-style-complex="normal"/>
    </style:style>
    <style:style style:name="T232" style:family="text">
      <style:text-properties style:text-position="super 58%" fo:font-style="normal" officeooo:rsid="03e80640" style:font-style-asian="normal" style:font-style-complex="normal"/>
    </style:style>
    <style:style style:name="T233" style:family="text">
      <style:text-properties style:text-position="super 58%" fo:font-style="normal" officeooo:rsid="03e961ae" style:font-style-asian="normal" style:font-style-complex="normal"/>
    </style:style>
    <style:style style:name="T234" style:family="text">
      <style:text-properties style:text-position="super 58%" fo:font-style="normal" officeooo:rsid="03eab115" style:font-style-asian="normal" style:font-style-complex="normal"/>
    </style:style>
    <style:style style:name="T235" style:family="text">
      <style:text-properties style:text-position="super 58%" fo:font-style="normal" officeooo:rsid="03ee56c3" style:font-style-asian="normal" style:font-style-complex="normal"/>
    </style:style>
    <style:style style:name="T236" style:family="text">
      <style:text-properties style:text-position="super 58%" fo:font-style="normal" officeooo:rsid="03ee7953" style:font-style-asian="normal" style:font-style-complex="normal"/>
    </style:style>
    <style:style style:name="T237" style:family="text">
      <style:text-properties style:text-position="super 58%" fo:font-style="normal" officeooo:rsid="03f07035" style:font-style-asian="normal" style:font-style-complex="normal"/>
    </style:style>
    <style:style style:name="T238" style:family="text">
      <style:text-properties style:text-position="super 58%" fo:font-style="normal" officeooo:rsid="03f22095" style:font-style-asian="normal" style:font-style-complex="normal"/>
    </style:style>
    <style:style style:name="T239" style:family="text">
      <style:text-properties style:text-position="super 58%" fo:font-style="normal" officeooo:rsid="03f3d2ac" style:font-style-asian="normal" style:font-style-complex="normal"/>
    </style:style>
    <style:style style:name="T240" style:family="text">
      <style:text-properties style:text-position="super 58%" fo:font-style="normal" officeooo:rsid="03f5c517" style:font-style-asian="normal" style:font-style-complex="normal"/>
    </style:style>
    <style:style style:name="T241" style:family="text">
      <style:text-properties style:text-position="super 58%" fo:font-style="normal" officeooo:rsid="03f7b265" style:font-style-asian="normal" style:font-style-complex="normal"/>
    </style:style>
    <style:style style:name="T242" style:family="text">
      <style:text-properties style:text-position="super 58%" fo:font-style="normal" officeooo:rsid="03f9418b" style:font-style-asian="normal" style:font-style-complex="normal"/>
    </style:style>
    <style:style style:name="T243" style:family="text">
      <style:text-properties style:text-position="super 58%" fo:font-style="normal" officeooo:rsid="03fb3a6a" style:font-style-asian="normal" style:font-style-complex="normal"/>
    </style:style>
    <style:style style:name="T244" style:family="text">
      <style:text-properties style:text-position="super 58%" fo:font-style="normal" officeooo:rsid="03fc6280" style:font-style-asian="normal" style:font-style-complex="normal"/>
    </style:style>
    <style:style style:name="T245" style:family="text">
      <style:text-properties style:text-position="super 58%" fo:font-style="normal" officeooo:rsid="03fc7033" style:font-style-asian="normal" style:font-style-complex="normal"/>
    </style:style>
    <style:style style:name="T246" style:family="text">
      <style:text-properties style:text-position="super 58%" fo:font-style="normal" officeooo:rsid="03fcf6d5" style:font-style-asian="normal" style:font-style-complex="normal"/>
    </style:style>
    <style:style style:name="T247" style:family="text">
      <style:text-properties style:text-position="super 58%" fo:font-style="normal" officeooo:rsid="03fd9c0e" style:font-style-asian="normal" style:font-style-complex="normal"/>
    </style:style>
    <style:style style:name="T248" style:family="text">
      <style:text-properties style:text-position="super 58%" fo:font-style="normal" officeooo:rsid="040092dc" style:font-style-asian="normal" style:font-style-complex="normal"/>
    </style:style>
    <style:style style:name="T249" style:family="text">
      <style:text-properties style:text-position="super 58%" fo:font-style="normal" officeooo:rsid="0402a79a" style:font-style-asian="normal" style:font-style-complex="normal"/>
    </style:style>
    <style:style style:name="T250" style:family="text">
      <style:text-properties style:text-position="super 58%" fo:font-style="normal" officeooo:rsid="04040b7f" style:font-style-asian="normal" style:font-style-complex="normal"/>
    </style:style>
    <style:style style:name="T251" style:family="text">
      <style:text-properties style:text-position="super 58%" fo:font-style="normal" officeooo:rsid="0404a1d5" style:font-style-asian="normal" style:font-style-complex="normal"/>
    </style:style>
    <style:style style:name="T252" style:family="text">
      <style:text-properties style:text-position="super 58%" fo:font-style="normal" officeooo:rsid="04065e20" style:font-style-asian="normal" style:font-style-complex="normal"/>
    </style:style>
    <style:style style:name="T253" style:family="text">
      <style:text-properties style:text-position="super 58%" fo:font-style="normal" officeooo:rsid="04081565" style:font-style-asian="normal" style:font-style-complex="normal"/>
    </style:style>
    <style:style style:name="T254" style:family="text">
      <style:text-properties style:text-position="super 58%" fo:font-style="normal" officeooo:rsid="0408229c" style:font-style-asian="normal" style:font-style-complex="normal"/>
    </style:style>
    <style:style style:name="T255" style:family="text">
      <style:text-properties style:text-position="super 58%" fo:font-style="normal" officeooo:rsid="0409efb9" style:font-style-asian="normal" style:font-style-complex="normal"/>
    </style:style>
    <style:style style:name="T256" style:family="text">
      <style:text-properties style:text-position="super 58%" fo:font-style="normal" officeooo:rsid="040bbcd5" style:font-style-asian="normal" style:font-style-complex="normal"/>
    </style:style>
    <style:style style:name="T257" style:family="text">
      <style:text-properties style:text-position="super 58%" fo:font-style="normal" officeooo:rsid="040e6d0d" style:font-style-asian="normal" style:font-style-complex="normal"/>
    </style:style>
    <style:style style:name="T258" style:family="text">
      <style:text-properties style:text-position="super 58%" fo:font-style="normal" officeooo:rsid="041031c2" style:font-style-asian="normal" style:font-style-complex="normal"/>
    </style:style>
    <style:style style:name="T259" style:family="text">
      <style:text-properties style:text-position="super 58%" fo:font-style="normal" officeooo:rsid="04136388" style:font-style-asian="normal" style:font-style-complex="normal"/>
    </style:style>
    <style:style style:name="T260" style:family="text">
      <style:text-properties style:text-position="super 58%" fo:font-style="normal" officeooo:rsid="041434d4" style:font-style-asian="normal" style:font-style-complex="normal"/>
    </style:style>
    <style:style style:name="T261" style:family="text">
      <style:text-properties style:text-position="super 58%" fo:font-style="normal" officeooo:rsid="0415b005" style:font-style-asian="normal" style:font-style-complex="normal"/>
    </style:style>
    <style:style style:name="T262" style:family="text">
      <style:text-properties style:text-position="super 58%" fo:font-style="normal" officeooo:rsid="04174801" style:font-style-asian="normal" style:font-style-complex="normal"/>
    </style:style>
    <style:style style:name="T263" style:family="text">
      <style:text-properties style:text-position="super 58%" fo:font-style="normal" officeooo:rsid="041a0994" style:font-style-asian="normal" style:font-style-complex="normal"/>
    </style:style>
    <style:style style:name="T264" style:family="text">
      <style:text-properties style:text-position="super 58%" fo:font-style="normal" officeooo:rsid="041afda8" style:font-style-asian="normal" style:font-style-complex="normal"/>
    </style:style>
    <style:style style:name="T265" style:family="text">
      <style:text-properties style:text-position="super 58%" fo:font-style="normal" officeooo:rsid="041ccb25" style:font-style-asian="normal" style:font-style-complex="normal"/>
    </style:style>
    <style:style style:name="T266" style:family="text">
      <style:text-properties style:text-position="super 58%" fo:font-style="normal" officeooo:rsid="041cdd3d" style:font-style-asian="normal" style:font-style-complex="normal"/>
    </style:style>
    <style:style style:name="T267" style:family="text">
      <style:text-properties style:text-position="0% 100%" style:text-underline-style="none"/>
    </style:style>
    <style:style style:name="T268" style:family="text">
      <style:text-properties style:text-position="0% 100%" officeooo:rsid="037961ff"/>
    </style:style>
    <style:style style:name="T269" style:family="text">
      <style:text-properties style:text-position="0% 100%" officeooo:rsid="03808574"/>
    </style:style>
    <style:style style:name="T270" style:family="text">
      <style:text-properties style:text-position="0% 100%" officeooo:rsid="038261f8"/>
    </style:style>
    <style:style style:name="T271" style:family="text">
      <style:text-properties style:text-position="0% 100%" officeooo:rsid="0383bf7b"/>
    </style:style>
    <style:style style:name="T272" style:family="text">
      <style:text-properties style:text-position="0% 100%" officeooo:rsid="0385d30f"/>
    </style:style>
    <style:style style:name="T273" style:family="text">
      <style:text-properties style:text-position="0% 100%" officeooo:rsid="0385f81c"/>
    </style:style>
    <style:style style:name="T274" style:family="text">
      <style:text-properties officeooo:rsid="0352612a"/>
    </style:style>
    <style:style style:name="T275" style:family="text">
      <style:text-properties officeooo:rsid="0352ef6a"/>
    </style:style>
    <style:style style:name="T276" style:family="text">
      <style:text-properties officeooo:rsid="035465f0"/>
    </style:style>
    <style:style style:name="T277" style:family="text">
      <style:text-properties officeooo:rsid="0356c528"/>
    </style:style>
    <style:style style:name="T278" style:family="text">
      <style:text-properties officeooo:rsid="0357d75b"/>
    </style:style>
    <style:style style:name="T279" style:family="text">
      <style:text-properties officeooo:rsid="035a7ace"/>
    </style:style>
    <style:style style:name="T280" style:family="text">
      <style:text-properties officeooo:rsid="035dd40d"/>
    </style:style>
    <style:style style:name="T281" style:family="text">
      <style:text-properties officeooo:rsid="036009f4"/>
    </style:style>
    <style:style style:name="T282" style:family="text">
      <style:text-properties officeooo:rsid="036328f5"/>
    </style:style>
    <style:style style:name="T283" style:family="text">
      <style:text-properties officeooo:rsid="0364c05e"/>
    </style:style>
    <style:style style:name="T284" style:family="text">
      <style:text-properties officeooo:rsid="03687d4c"/>
    </style:style>
    <style:style style:name="T285" style:family="text">
      <style:text-properties officeooo:rsid="0368ab92"/>
    </style:style>
    <style:style style:name="T286" style:family="text">
      <style:text-properties officeooo:rsid="036d1016"/>
    </style:style>
    <style:style style:name="T287" style:family="text">
      <style:text-properties officeooo:rsid="036f1120"/>
    </style:style>
    <style:style style:name="T288" style:family="text">
      <style:text-properties officeooo:rsid="036f1f6c"/>
    </style:style>
    <style:style style:name="T289" style:family="text">
      <style:text-properties officeooo:rsid="0370197a"/>
    </style:style>
    <style:style style:name="T290" style:family="text">
      <style:text-properties officeooo:rsid="0370699f"/>
    </style:style>
    <style:style style:name="T291" style:family="text">
      <style:text-properties officeooo:rsid="0370ecb4"/>
    </style:style>
    <style:style style:name="T292" style:family="text">
      <style:text-properties officeooo:rsid="0372e758"/>
    </style:style>
    <style:style style:name="T293" style:family="text">
      <style:text-properties officeooo:rsid="0373816d"/>
    </style:style>
    <style:style style:name="T294" style:family="text">
      <style:text-properties officeooo:rsid="0374b637"/>
    </style:style>
    <style:style style:name="T295" style:family="text">
      <style:text-properties officeooo:rsid="0375b407"/>
    </style:style>
    <style:style style:name="T296" style:family="text">
      <style:text-properties officeooo:rsid="037810de"/>
    </style:style>
    <style:style style:name="T297" style:family="text">
      <style:text-properties officeooo:rsid="037961ff"/>
    </style:style>
    <style:style style:name="T298" style:family="text">
      <style:text-properties officeooo:rsid="037a0fba"/>
    </style:style>
    <style:style style:name="T299" style:family="text">
      <style:text-properties officeooo:rsid="037b1208"/>
    </style:style>
    <style:style style:name="T300" style:family="text">
      <style:text-properties officeooo:rsid="037c7c8e"/>
    </style:style>
    <style:style style:name="T301" style:family="text">
      <style:text-properties officeooo:rsid="037e2347"/>
    </style:style>
    <style:style style:name="T302" style:family="text">
      <style:text-properties officeooo:rsid="03808574"/>
    </style:style>
    <style:style style:name="T303" style:family="text">
      <style:text-properties officeooo:rsid="038261f8"/>
    </style:style>
    <style:style style:name="T304" style:family="text">
      <style:text-properties officeooo:rsid="0388294c"/>
    </style:style>
    <style:style style:name="T305" style:family="text">
      <style:text-properties officeooo:rsid="0389d64a"/>
    </style:style>
    <style:style style:name="T306" style:family="text">
      <style:text-properties officeooo:rsid="038b2170"/>
    </style:style>
    <style:style style:name="T307" style:family="text">
      <style:text-properties officeooo:rsid="038b4809"/>
    </style:style>
    <style:style style:name="T308" style:family="text">
      <style:text-properties officeooo:rsid="038cece4"/>
    </style:style>
    <style:style style:name="T309" style:family="text">
      <style:text-properties officeooo:rsid="038e1929"/>
    </style:style>
    <style:style style:name="T310" style:family="text">
      <style:text-properties officeooo:rsid="038fccea"/>
    </style:style>
    <style:style style:name="T311" style:family="text">
      <style:text-properties officeooo:rsid="0390aa28"/>
    </style:style>
    <style:style style:name="T312" style:family="text">
      <style:text-properties officeooo:rsid="0391c35d"/>
    </style:style>
    <style:style style:name="T313" style:family="text">
      <style:text-properties officeooo:rsid="039304e7"/>
    </style:style>
    <style:style style:name="T314" style:family="text">
      <style:text-properties officeooo:rsid="0395599d"/>
    </style:style>
    <style:style style:name="T315" style:family="text">
      <style:text-properties officeooo:rsid="0396faa4"/>
    </style:style>
    <style:style style:name="T316" style:family="text">
      <style:text-properties officeooo:rsid="0397f7ad"/>
    </style:style>
    <style:style style:name="T317" style:family="text">
      <style:text-properties officeooo:rsid="039893aa"/>
    </style:style>
    <style:style style:name="T318" style:family="text">
      <style:text-properties officeooo:rsid="0398ee19"/>
    </style:style>
    <style:style style:name="T319" style:family="text">
      <style:text-properties officeooo:rsid="039ae659"/>
    </style:style>
    <style:style style:name="T320" style:family="text">
      <style:text-properties officeooo:rsid="039c9f5f"/>
    </style:style>
    <style:style style:name="T321" style:family="text">
      <style:text-properties officeooo:rsid="039fefd0"/>
    </style:style>
    <style:style style:name="T322" style:family="text">
      <style:text-properties officeooo:rsid="03a05742"/>
    </style:style>
    <style:style style:name="T323" style:family="text">
      <style:text-properties officeooo:rsid="03a29263"/>
    </style:style>
    <style:style style:name="T324" style:family="text">
      <style:text-properties officeooo:rsid="03a490c5"/>
    </style:style>
    <style:style style:name="T325" style:family="text">
      <style:text-properties officeooo:rsid="03a6858c"/>
    </style:style>
    <style:style style:name="T326" style:family="text">
      <style:text-properties officeooo:rsid="03a874ef"/>
    </style:style>
    <style:style style:name="T327" style:family="text">
      <style:text-properties officeooo:rsid="03d4cf46"/>
    </style:style>
    <style:style style:name="T328" style:family="text">
      <style:text-properties officeooo:rsid="0409efb9"/>
    </style:style>
    <style:style style:name="T329" style:family="text">
      <style:text-properties officeooo:rsid="040e6d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12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4">X.XVII</text:p>
      <text:p text:style-name="P12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20"><text:span text:style-name="T3"/></text:p>
      <text:p text:style-name="P4">X.XVIII</text:p>
      <text:p text:style-name="P12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20"><text:span text:style-name="T3"/></text:p>
      <text:p text:style-name="P4">X.XIX</text:p>
      <text:p text:style-name="P12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20"><text:span text:style-name="T3"/></text:p>
      <text:p text:style-name="P4">X.XX</text:p>
      <text:p text:style-name="P120"><text:span text:style-name="T3"/></text:p>
      <text:p text:style-name="P12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20"><text:span text:style-name="T3"/></text:p>
      <text:p text:style-name="P4">X.XXI</text:p>
      <text:p text:style-name="P12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20"><text:span text:style-name="T3"/></text:p>
      <text:p text:style-name="P5">. . .</text:p>
      <text:p text:style-name="P12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20"><text:span text:style-name="T3"/></text:p>
      <text:p text:style-name="P120"><text:span text:style-name="T3"/></text:p>
      <text:p text:style-name="P120"><text:span text:style-name="T3"/></text:p>
      <text:p text:style-name="P120"><text:span text:style-name="T3"/></text:p>
      <text:p text:style-name="P120"><text:soft-page-break/><text:span text:style-name="T3">X.XXII</text:span></text:p>
      <text:p text:style-name="P12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20"><text:span text:style-name="T3"/></text:p>
      <text:p text:style-name="P5">. . .</text:p>
      <text:p text:style-name="P12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20"><text:span text:style-name="T3">. . .</text:span><text:span text:style-name="T4">I finished Outbreak, started a Libre Office file for this journal, pasted my recent entries from Google Keep, 7:52.</text:span></text:p>
      <text:p text:style-name="P120"><text:span text:style-name="T4"/></text:p>
      <text:p text:style-name="P6">X.XXIII</text:p>
      <text:p text:style-name="P120"><text:span text:style-name="T4"/></text:p>
      <text:p text:style-name="P12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20"><text:span text:style-name="T4"/></text:p>
      <text:p text:style-name="P7">. . .</text:p>
      <text:p text:style-name="P120"><text:span text:style-name="T4"/></text:p>
      <text:p text:style-name="P12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20"><text:span text:style-name="T4"/></text:p>
      <text:p text:style-name="P120"><text:span text:style-name="T4"/></text:p>
      <text:p text:style-name="P120"><text:span text:style-name="T4"/></text:p>
      <text:p text:style-name="P120"><text:soft-page-break/><text:span text:style-name="T4">X.XXIV</text:span></text:p>
      <text:p text:style-name="P120"><text:span text:style-name="T4"/></text:p>
      <text:p text:style-name="P12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2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2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2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23"><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66">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66">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66">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66">Feescake Chacktory</text:span> was way too busy, so we went to the food court, ate some salty Asian <text:span text:style-name="T166">cuisine</text:span>, got chair massages, drove to Walgreens looking for epso<text:span text:style-name="T166">m</text:span> salts and a tub stopper. We got vitamins, drove to Publix, bought a bath mat, chocolate, Nerds gummy clusters, went to the hotel.</text:p>
      <text:p text:style-name="P45"><text:s text:c="3"/>They had tub stoppers in the lobby. <text:span text:style-name="T166">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75">again</text:span>, laid in bed some more, <text:span text:style-name="T167">d</text:span>9:46<text:note text:id="ftn2" text:note-class="footnote"><text:note-citation>2</text:note-citation><text:note-body><text:p text:style-name="P124">Ross is <text:span text:style-name="T165">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75">and we both had</text:span> Coke<text:span text:style-name="T275">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68">I finished my coffee, took multiple naps, opened a hop water, logged into WoW for a while, joined a group for DM West that never got off the ground, logged off, d8:00.</text:span></text:p>
      <text:p text:style-name="P49"><text:s text:c="3"/><text:span text:style-name="T169">I wrote in LHS detailing from the first time Hannah rejected me up until today, briefly mentioning joining the Ever-Expanding, then typed all that up, </text:span><text:span text:style-name="T170">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75">o</text:span>me plums, two hop waters, a banana, drove down. She had told Melissa she was no longer on the Eulogy gig and Meliss was very upset <text:span text:style-name="T275">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71">I hopped in the car and was surprised that the low tire light had not gone off, drove straight to the shed. I was four minutes </text:span><text:soft-page-break/><text:span text:style-name="T171">early, but </text:span><text:span text:style-name="T275">Steve</text:span><text:span text:style-name="T171">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74">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76">space</text:span> for me. Hannah said, “<text:span text:style-name="T276">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76">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78">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78">p</text:span>acked my bag full of snacks and wrote, d1043.</text:p>
      <text:p text:style-name="P54"/>
      <text:p text:style-name="P55">. . .</text:p>
      <text:p text:style-name="P54"/>
      <text:p text:style-name="P56">I drove to the shed and was the first one there, went inside, talked with Scott about h<text:span text:style-name="T278">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77">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79">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80">I tidied my room, laid in bed for a while, eventually decided to leave the house, drove to Vermont, parked, walked in the back door of Odd’s, ordered an Americano.</text:span></text:p>
      <text:p text:style-name="P58"><text:s text:c="3"/><text:span text:style-name="T280">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80">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87">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87">f</text:span>f my grapes, wrote, <text:span text:style-name="T267">d1229</text:span>. . .<text:span text:style-name="T281">I walked to Aldi while listening to the album, bought </text:span><text:span text:style-name="T287">more </text:span><text:span text:style-name="T281">grapes, bananas, plums, CheezIts, walked to UJ, ate a chicken sandwich w/ tots/Coke, talked with Wes, walked home, put away my groceries, continued listening, d223, </text:span><text:span text:style-name="T282">cleaned my tub, shaved into mustache mode, d250.</text:span></text:p>
      <text:p text:style-name="P60">. . .<text:span text:style-name="T283">I took a bath!, the first in my own tub in two months, listened to two songs Hannah had sent to cover, </text:span><text:span text:style-name="T20">Hard Times</text:span><text:span text:style-name="T283"> and </text:span><text:span text:style-name="T20">When It Don’t Come Easy</text:span><text:span text:style-name="T283">,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87">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85">looked at my phone, </text:span>got undressed, took a bath, <text:span text:style-name="T284">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86">I walked slowly to Odd’s, but they were too busy, so I went </text:span><text:soft-page-break/><text:span text:style-name="T286">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87">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87">I checked on the Anniversary servers, but they wouldn’t be up til </text:span><text:soft-page-break/><text:span text:style-name="T287">5PM, so I ate grapes, plums, bananas, CheezIts, scrolled on my phone, </text:span><text:span text:style-name="T288">listened to </text:span><text:span text:style-name="T21">Hard </text:span><text:span text:style-name="T22">T</text:span><text:span text:style-name="T21">imes</text:span><text:span text:style-name="T288"> and made a post to my Story </text:span><text:span text:style-name="T303">(a screenshot about how good our memos sounded</text:span><text:span text:style-name="T288">,</text:span><text:span text:style-name="T303">)</text:span><text:span text:style-name="T288">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03">paper </text:span>cup and drove home; I was blocking Hannah and she had a 10:00 massage. I started gathering laundry, stripping my bed, putting my shoes away, d1020.</text:p>
      <text:p text:style-name="P68">. . .<text:span text:style-name="T289">I made a shaman on the Anniversary server, started laundry, made my bed, went out to the car for my bag, ate from it some grapes, a plum, the CheezIts, put the drinks away. Tony moved the espresso machine upstairs and so I made a coffee. . .</text:span><text:span text:style-name="T290">I made a priest, did the first couple quests, d121. . .</text:span><text:span text:style-name="T291">I retrieved my clothes, made another coffee, did a Shamaka quest.</text:span></text:p>
      <text:p text:style-name="P68">. . .<text:span text:style-name="T292">I played some priest, played some shaman, started a rogue, d543. . .</text:span><text:span text:style-name="T293">I ordered some pizza, played some priest, played some shaman, d737. . .</text:span><text:span text:style-name="T294">I took a bath, ran to Brill on the priest, logged, looked at Instagram, got the Coke out of the fridge, had another slice, d905. . .</text:span><text:span text:style-name="T295">I did a quest on the </text:span><text:soft-page-break/><text:span text:style-name="T295">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96">did a couple shaman quests, d1045, </text:span><text:span text:style-name="T297">laid in bed, texted with Hannah, brushed my teeth, made a third coffee, </text:span><text:span text:style-name="T268">d1154</text:span><text:span text:style-name="T297">.</text:span></text:p>
      <text:p text:style-name="P69">. . .<text:span text:style-name="T298">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99">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303">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00"><text:s text:c="3"/>I had a strange urge to take my boots off on the porch; Nina was out there with a letter. Apparently Tony had invited her over for dinner and she wanted me to tell him she respectfully declined. </text:span></text:p>
      <text:p text:style-name="P72">. . .<text:span text:style-name="T301">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04">ed</text:span> some water for my coffee cup, made a coffee, looked at my phone, made a plan to get lunch with Hannah, started heating up more water, <text:span text:style-name="T302">wrote</text:span><text:span text:style-name="T173">d1103</text:span><text:span text:style-name="T269">, </text:span><text:span text:style-name="T270">made edits</text:span><text:span text:style-name="T174">d1115</text:span><text:span text:style-name="T270">. . .</text:span><text:span text:style-name="T271">I walked to the Family Dollar, got a small cup of coffee from Deep Time, sat on the wall of the church and waited for Hannah.</text:span></text:p>
      <text:p text:style-name="P74"><text:span text:style-name="T271"><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75">d228</text:span><text:span text:style-name="T271">.</text:span></text:p>
      <text:p text:style-name="P74"><text:span text:style-name="T271">. . .</text:span><text:span text:style-name="T272">I quested around Mulgore on the Shaman, walked to Odd’s, ordered a latte, pasted several pages, walked home</text:span><text:span text:style-name="T176">d436</text:span><text:span text:style-name="T272">, </text:span><text:span text:style-name="T273">finished all my Mulgore quests, ran to Crossroads. The first chat I saw upon entering The Barrens was about how Chuck Norris clogs the toilet when he pees. I set my hearth, logged, took a bath</text:span><text:span text:style-name="T177">d617</text:span></text:p>
      <text:p text:style-name="P74"><text:span text:style-name="T177"/></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72">d136</text:span>, <text:span text:style-name="T304">pooped, logged into my druid but still had a day on my mooncloth cooldown</text:span><text:span text:style-name="T178">d154</text:span><text:span text:style-name="T304">.</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2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08">so</text:span> I asked if she wanted to come over, hang out, eventually get BBQ. She said she needed time to write and put laundry away, asked if I could bring BBQ to <text:span text:style-name="T19">her</text:span>. I said okie doke, drove to Rite Rite, <text:span text:style-name="T308">which</text:span> <text:span text:style-name="T308">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08">o</text:span>n the bed, <text:span text:style-name="T308">thus</text:span> deactivat<text:span text:style-name="T308">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72">d1114</text:span> </text:p>
      <text:p text:style-name="P81"><text:s text:c="3"/><text:span text:style-name="T305">I flossed, started laying items out on the living room table, checked out </text:span><text:span text:style-name="T23">Jefferson for Jane</text:span><text:span text:style-name="T305">, sent Kevin some clips, made a cup of coffee, </text:span><text:span text:style-name="T306">proofread, pasted, printed journal entries, </text:span><text:span text:style-name="T305">logged into Kamaka, wished Loot the Dog a happy Thanksgiving, ported to Moonglade and made a piece of mooncloth.</text:span><text:span text:style-name="T179">d1157</text:span><text:span text:style-name="T305"> </text:span><text:span text:style-name="T307">I listened to </text:span><text:span text:style-name="T24">Colorful Christmas</text:span><text:span text:style-name="T307"> on Spotify and packed my bags for Columbia.</text:span><text:span text:style-name="T180">d1212</text:span><text:span text:style-name="T307"> </text:span></text:p>
      <text:p text:style-name="P81"/>
      <text:p text:style-name="P83">/ / /</text:p>
      <text:p text:style-name="P84"/>
      <text:p text:style-name="P84"/>
      <text:p text:style-name="P84"/>
      <text:p text:style-name="P82">I laid on the floor bed and lightly napped until I had a text from Julia that said <text:span text:style-name="T19">Azul?</text:span> I stood up, walked out, played a game against her &amp; Dan, started another w/ Sarah <text:span text:style-name="T309">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09">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09">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72">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318">c</text:span>overing <text:span text:style-name="T19">Sleigh Ride</text:span> over the speakers. I grabbed Prego chunky garlic &amp; herbs, walked to her house, made spaghetti.</text:p>
      <text:p text:style-name="P85"><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72">d1051</text:span></text:p>
      <text:p text:style-name="P85"><text:s text:c="3"/><text:span text:style-name="T310">I turned in a quest, </text:span><text:span text:style-name="T311">hit level 14</text:span><text:span text:style-name="T310">, went to Org, trained, ran RFC, turned in quests in UC/TB, went back to Crossroads, pooped.</text:span><text:span text:style-name="T181">d1252 </text:span><text:span text:style-name="T312">I took a</text:span><text:span text:style-name="T313">n amazing</text:span><text:span text:style-name="T312"> bath, </text:span><text:span text:style-name="T313">turned on the kettle</text:span><text:span text:style-name="T312"> and got some grapes out of the fridge.</text:span><text:span text:style-name="T182">d151</text:span><text:span text:style-name="T312"> </text:span><text:span text:style-name="T314">I killed some bristlebacks, ate my leftover spaghetti, finished my coffee and looked at Instagram,</text:span><text:span text:style-name="T183">d303 </text:span><text:span text:style-name="T315">killed a couple more bristlebacks and their leader, hearthed to Crossroads.</text:span><text:span text:style-name="T184">d325</text:span><text:span text:style-name="T315"> </text:span></text:p>
      <text:p text:style-name="P85"><text:s text:c="3"/><text:span text:style-name="T316">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16">Space Blobsolescence. Hannah had given me a giant bag of popcorn. I said my goodbyes, drove home while talking </text:span><text:span text:style-name="T324">on the phone</text:span><text:span text:style-name="T316">, went inside, ate a mandarin,</text:span><text:span text:style-name="T185">d1030</text:span><text:span text:style-name="T316"> </text:span><text:span text:style-name="T317">did quests around the Barrens,</text:span><text:span text:style-name="T186">d101</text:span><text:span text:style-name="T317"> </text:span><text:span text:style-name="T319">scrolled on Youtube.</text:span><text:span text:style-name="T187">d118</text:span></text:p>
      <text:p text:style-name="P85"><text:span text:style-name="T187"/></text:p>
      <text:p text:style-name="P86">XII.IV</text:p>
      <text:p text:style-name="P86"/>
      <text:p text:style-name="P86">I woke around 9:45, very warm and dry, <text:span text:style-name="T324">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72">d1033</text:span> </text:p>
      <text:p text:style-name="P86"><text:s text:c="3"/><text:span text:style-name="T320">I killed harpies, dying once, hearthed, had a text from my mom: </text:span></text:p>
      <text:p text:style-name="P86"><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87">Luv you<text:span text:style-name="T51">”</text:span></text:p>
      <text:p text:style-name="P87"><text:span text:style-name="T51"><text:s text:c="3"/></text:span><text:span text:style-name="T55">I felt stressed, finished my coffee in bed, looked at my phone, told her I’d be free on the 18</text:span><text:span text:style-name="T189">th</text:span><text:span text:style-name="T55"> and 19</text:span><text:span text:style-name="T189">th</text:span><text:span text:style-name="T55">. I remembered there are no problems for the true Self, pasted a page into my journal,</text:span><text:span text:style-name="T189">d1221</text:span><text:span text:style-name="T55"> </text:span><text:span text:style-name="T56">did a couple quests around the Sludge Fen, hearthed to XR and flew to Org.</text:span><text:span text:style-name="T190">d111</text:span><text:span text:style-name="T56"> </text:span><text:span text:style-name="T57">I took a bath, turned in a quest, did some leatherworking,</text:span><text:span text:style-name="T191">d144</text:span><text:span text:style-name="T57"> </text:span><text:span text:style-name="T58">laid in bed and attempted to ease my mind by texting the Ponies:</text:span></text:p>
      <text:p text:style-name="P88"><text:span text:style-name="T58"><text:s text:c="3"/>“</text:span><text:span text:style-name="T321">Afternoon, friends — preemptively seeking knowledge regarding the whereabouts of Tina's keys so as to ensure smooth execution of the plan to drive her car from Middlemont to the airport, commencing at approximately 8PM. Good vibes to you all [okay </text:span><text:span text:style-name="T322">fingers</text:span><text:span text:style-name="T321">]</text:span><text:span text:style-name="T58">”</text:span><text:span text:style-name="T192">d208</text:span></text:p>
      <text:p text:style-name="P88"><text:span text:style-name="T192"><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93">d219</text:span><text:span text:style-name="T59"> </text:span><text:span text:style-name="T61">I walked to the market, bought an Italian Job, ate it on the steps outside of Character Study, went to Aldi, bought green grapes, plums, bananas, CheezIts, ran into </text:span><text:span text:style-name="T65">Harold</text:span><text:span text:style-name="T61"> on my way to Odd’s, where I ordered a free latte. </text:span><text:span text:style-name="T65">An old friend</text:span><text:span text:style-name="T61"> had messaged me asking how I was doing, so I said:</text:span></text:p>
      <text:p text:style-name="P88"><text:span text:style-name="T61"><text:s text:c="3"/>“</text:span><text:span text:style-name="T323">I’m gooood, just playing music and world of warcraft and reading and writing and hanging with Hannah — bout to make a bunch of journals to sell at Scott’s new shop in Atomic and currently getting an afternoon latte. How are you?</text:span></text:p>
      <text:p text:style-name="P88"><text:span text:style-name="T323"><text:s text:c="3"/>Mr. Picnic is here giving me weird vibes as usual</text:span><text:span text:style-name="T61">”</text:span></text:p>
      <text:p text:style-name="P89"><text:span text:style-name="T61"><text:s text:c="3"/>I walked home and put away my groceries,</text:span><text:span text:style-name="T194">d350</text:span><text:span text:style-name="T61"> </text:span><text:span text:style-name="T62">killed some raptors/harpies, hearthed to XR, flew to Ratchet, turned in a quest, did some banking, took a poop.</text:span><text:span text:style-name="T195">d450</text:span><text:span text:style-name="T62"> </text:span><text:span text:style-name="T63">I texted Hannah my plan and made a coffee: </text:span></text:p>
      <text:p text:style-name="P89"><text:span text:style-name="T63"><text:s text:c="3"/>“</text:span><text:span text:style-name="T325">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96">d512</text:span><text:span text:style-name="T63"> </text:span></text:p>
      <text:p text:style-name="P89"><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89"><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26">Airport Chinese</text:span><text:span text:style-name="T64">, walked inside, put away my beer, sat at the computer.</text:span><text:span text:style-name="T197">d916</text:span><text:span text:style-name="T64"> </text:span></text:p>
      <text:p text:style-name="P89"><text:span text:style-name="T64"/></text:p>
      <text:p text:style-name="P89"><text:span text:style-name="T64"/></text:p>
      <text:p text:style-name="P89"><text:span text:style-name="T64"/></text:p>
      <text:p text:style-name="P90"><text:soft-page-break/><text:span text:style-name="T64">. . .</text:span></text:p>
      <text:p text:style-name="P89"><text:span text:style-name="T64"/></text:p>
      <text:p text:style-name="P127">I did some pirate quests, hearthed to Crossroads, trained leatherworking, level-18 abilities, first aid. Hannah picked me up and we drove to her house, cuddled until she moved to the guest bed.</text:p>
      <text:p text:style-name="P91"><text:span text:style-name="T51"/></text:p>
      <text:p text:style-name="P128">XII.V</text:p>
      <text:p text:style-name="P91"><text:span text:style-name="T51"/></text:p>
      <text:p text:style-name="P12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91"><text:span text:style-name="T51"><text:s text:c="3"/>I was in the kind of state where I can’t make any decisions, and the whole chain of </text:span><text:span text:style-name="T69">actions</text:span><text:span text:style-name="T51"> lead</text:span><text:span text:style-name="T69">ing</text:span><text:span text:style-name="T51"> to a successful gig seem to warrant all my focus. She drove me home and I explained that as best as I could in front of my house. I hope she doesn’t worry.</text:span><text:span text:style-name="T188">d956</text:span><text:span text:style-name="T51"> </text:span></text:p>
      <text:p text:style-name="P91"><text:span text:style-name="T51"><text:s text:c="3"/></text:span><text:span text:style-name="T66">I tested the seeds at the stagnant oasis, hearthed, laid in bed, eventually took off my shoes, figured out what I want</text:span><text:span text:style-name="T69">ed</text:span><text:span text:style-name="T66"> to wear, queued up some Dominos, laid in bed some more, took a bath,</text:span><text:span text:style-name="T198">d1224</text:span><text:span text:style-name="T66"> </text:span><text:span text:style-name="T67">killed some turtles around the stagnant oasis, hearthed, flew to Thunder </text:span><text:span text:style-name="T69">B</text:span><text:span text:style-name="T67">luff, picked up a Wailing Caverns quest, did some leatherworking, cooking and banking, flew to Ratchet while starting to get into my show clothes.</text:span><text:span text:style-name="T199">d1256</text:span><text:span text:style-name="T67"> </text:span></text:p>
      <text:p text:style-name="P91"><text:span text:style-name="T67"><text:s text:c="3"/></text:span><text:span text:style-name="T68">I got dressed, laid in bed looking at my phone, ordered pizza, did the raptor feather quest, hearthed, flew to Camp T, turned in a quest and picked up a couple more, flew back to Crossroads.</text:span><text:span text:style-name="T200">d226</text:span><text:span text:style-name="T68"> </text:span></text:p>
      <text:p text:style-name="P91"><text:span text:style-name="T68"/></text:p>
      <text:p text:style-name="P129">. . .</text:p>
      <text:p text:style-name="P91"><text:span text:style-name="T68"/></text:p>
      <text:p text:style-name="P92"><text:span text:style-name="T68">I </text:span><text:span text:style-name="T51">drove to the Patton Shell, </text:span><text:span text:style-name="T69">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2">showed</text:span><text:span text:style-name="T51">, sprawled out on a couch. Josh was pretty late and so our mediocre sound check was not finished until seven.</text:span></text:p>
      <text:p text:style-name="P13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92"><text:span text:style-name="T51"/></text:p>
      <text:p text:style-name="P130">XII.VI</text:p>
      <text:p text:style-name="P92"><text:span text:style-name="T51"/></text:p>
      <text:p text:style-name="P92"><text:span text:style-name="T51">I woke at six thinking about Hannah and her head. An alarm started ringing in the basement at seven. I played Wordle (SHOVE</text:span><text:span text:style-name="T188">?</text:span><text:span text:style-name="T51"> in five,) got up at eight, heard from Hannah that her headache was gone, made a coffee and wrote.</text:span><text:span text:style-name="T188">d816</text:span></text:p>
      <text:p text:style-name="P92"><text:span text:style-name="T51"><text:s text:c="3"/></text:span><text:span text:style-name="T70">I laid in bed napping/rotting, eventually decided to farm my way to the Bolder Lode Mine, where I got a cats eye emerald on my first kill and buddied up with a hunter to get the manual pages/cover, then ported to Crossroads and flew to Ratchet.</text:span><text:span text:style-name="T201">d117</text:span></text:p>
      <text:p text:style-name="P92"><text:span text:style-name="T201"/></text:p>
      <text:p text:style-name="P131">. . .</text:p>
      <text:p text:style-name="P92"><text:span text:style-name="T70"/></text:p>
      <text:p text:style-name="P93"><text:span text:style-name="T70">K</text:span><text:span text:style-name="T51">evin picked me up at 3:35 and we drove to White Horse. He didn’t think he could get his car close enough to mine to use the cables, so we pushed </text:span><text:span text:style-name="T72">the Mini</text:span><text:span text:style-name="T51"> down a slight hill into the middle of the lot. We hooked up the cables and tried starting it a couple times, but no luck. Kevin did however retrieve his coat he had left in the green room.</text:span></text:p>
      <text:p text:style-name="P93"><text:span text:style-name="T51"><text:s text:c="3"/>I decided to wait five full minutes, and it seemed like it was charging, but it still </text:span><text:span text:style-name="T72">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93"><text:span text:style-name="T51"><text:s text:c="3"/>Kevin offered to buy me a dog, but I declined. I went inside, ordered an Athletic, talked to my mom on speakerphone, then Hannah. She invited me to hang out with her and her friend</text:span><text:span text:style-name="T51"><text:note text:id="ftn4" text:note-class="footnote"><text:note-citation>4</text:note-citation><text:note-body><text:p text:style-name="P126">Ross thinks her name might be Chelsea.</text:p></text:note-body></text:note></text:span><text:span text:style-name="T51"> at Character Study, so I ordered an uber and a hot dog with slaw, chili and a pickle spear.</text:span></text:p>
      <text:p text:style-name="P9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2">again </text:span><text:span text:style-name="T51">and walked across the street to UJ.</text:span></text:p>
      <text:p text:style-name="P132"><text:s text:c="3"/>We ordered burgers and watched a bit of The Last Jedi, then went down to her house and made love, after which she moved into the guest room.</text:p>
      <text:p text:style-name="P93"><text:span text:style-name="T51"/></text:p>
      <text:p text:style-name="P132">XII.XII</text:p>
      <text:p text:style-name="P93"><text:span text:style-name="T51"/></text:p>
      <text:p text:style-name="P9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5" text:note-class="footnote"><text:note-citation>5</text:note-citation><text:note-body><text:p text:style-name="P126">Hannah purchases three packs of strings, a guitar book and five picks.</text:p></text:note-body></text:note></text:span><text:span text:style-name="T51">.</text:span></text:p>
      <text:p text:style-name="P9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4">new </text:span><text:span text:style-name="T51">dolly, ate pizza upstairs, loaded a few more things. I announced I had to go meet Hannah, drove to her house.</text:span></text:p>
      <text:p text:style-name="P93"><text:span text:style-name="T51"><text:s text:c="3"/>She had just woken up and was getting ready. We </text:span><text:span text:style-name="T74">then</text:span><text:span text:style-name="T51"> drove to Bagatelle for a journal, but when I walked in, I realized </text:span><text:span text:style-name="T74">it</text:span><text:span text:style-name="T51"> was not the bookshop I </text:span><text:span text:style-name="T74">had been</text:span><text:span text:style-name="T51"> thinking of, and she correctly figured I meant Whist. I walked down there, found a journal, stood in line for ages, got back in the car, drove east.</text:span></text:p>
      <text:p text:style-name="P93"><text:span text:style-name="T51"><text:s text:c="3"/>We had decided against coffee but then changed our minds, went to the Ingles Starbucks on Tunnel Road, </text:span><text:span text:style-name="T71">ordered lattes, drove to Liz’s house, watched American Lampoon’s Christmas Vacation. I made journals while she signed up for health insurance. Then we ate ice cream and soup, me in that order and she the opposite.</text:span></text:p>
      <text:p text:style-name="P133"><text:s text:c="3"/>We left after all the other girls, went to her house. I got immediately in bed while she went around and cleaned. We made love for a long while with an intermission of silliness, then cuddled. She eventually moved to the guest room.</text:p>
      <text:p text:style-name="P93"><text:span text:style-name="T71"/></text:p>
      <text:p text:style-name="P134">XII.VIII</text:p>
      <text:p text:style-name="P94"><text:span text:style-name="T51"/></text:p>
      <text:p text:style-name="P13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94"><text:span text:style-name="T51"><text:s text:c="3"/>I said, “Thank you——I mean: </text:span>duh<text:span text:style-name="T51">, what did you </text:span>think<text:span text:style-name="T51"> I was gonna do??” I walked up, ordered an Americano, </text:span><text:span text:style-name="T74">went</text:span><text:span text:style-name="T51"> home, sat at the computer and wrote.</text:span><text:span text:style-name="T188">d1017</text:span><text:span text:style-name="T51"> </text:span></text:p>
      <text:p text:style-name="P95"><text:span text:style-name="T51"><text:s text:c="3"/></text:span><text:span text:style-name="T73">I did Stolen Silver, </text:span><text:span text:style-name="T74">slayed</text:span><text:span text:style-name="T73"> beasts along my way to kill the raptor under the dead tree, went to Ratchet, turned in a quest, did some banking, flew to Camp T, killed some thunderlizards, found Chen’s empty keg, flew to Crossroads, then Ratchet, then back to Crossroads.</text:span><text:span text:style-name="T202">d1120 </text:span></text:p>
      <text:p text:style-name="P95"><text:soft-page-break/><text:span text:style-name="T202"><text:s text:c="3"/></text:span><text:span text:style-name="T75">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95"><text:span text:style-name="T75"><text:s text:c="3"/>We drove to Ingles. </text:span><text:span text:style-name="T81">I said goodbye,</text:span><text:span text:style-name="T75"> went </text:span><text:span text:style-name="T81">over </text:span><text:span text:style-name="T75">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95"><text:span text:style-name="T75"><text:s text:c="3"/>I walked back, said, “First of all, this latte is delicious. Secondly, they call the race Orcs, not Ogres.” I left again, walked home, put away my groceries.</text:span><text:span text:style-name="T203">d148</text:span><text:span text:style-name="T75"> </text:span><text:span text:style-name="T76">I ran to the north end of the Barrens to turn in a quest, heard from Scott that we’d be dickering </text:span><text:span text:style-name="T81">around</text:span><text:span text:style-name="T76"> at six, reported as much to Hannah; she called to make sure I was okay and asked if I wanted to come nap.</text:span><text:span text:style-name="T204">d201</text:span><text:span text:style-name="T76"> </text:span></text:p>
      <text:p text:style-name="P95"><text:span text:style-name="T76"/></text:p>
      <text:p text:style-name="P135">. . .</text:p>
      <text:p text:style-name="P95"><text:span text:style-name="T76"/></text:p>
      <text:p text:style-name="P96"><text:span text:style-name="T76">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88">d1241</text:span></text:p>
      <text:p text:style-name="P94"><text:span text:style-name="T77"/></text:p>
      <text:p text:style-name="P136">XII.IX</text:p>
      <text:p text:style-name="P97"><text:span text:style-name="T51"/></text:p>
      <text:p text:style-name="P97"><text:span text:style-name="T51">I woke to a dreary but warm day, cleaned my room, made coffee,</text:span><text:span text:style-name="T188">d1051</text:span><text:span text:style-name="T51"> </text:span><text:span text:style-name="T78">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05">d1221</text:span><text:span text:style-name="T78"> </text:span></text:p>
      <text:p text:style-name="P97"><text:span text:style-name="T78"><text:s text:c="3"/></text:span><text:span text:style-name="T79">I </text:span><text:span text:style-name="T81">made a coffee, </text:span><text:span text:style-name="T79">killed Quillboar until I hit 20, flew to Thunderbluff, trained skills, flew to </text:span><text:soft-page-break/><text:span text:style-name="T79">Ashenvale, found the outrunners, ran back to the Barrens, finished Chen’s keg, grabbed some shaman water quest, logged off, took a nap, </text:span><text:span text:style-name="T80">got dressed, made coffee</text:span><text:span text:style-name="T79">.</text:span><text:span text:style-name="T206">d42</text:span><text:span text:style-name="T207">9</text:span></text:p>
      <text:p text:style-name="P97"><text:span text:style-name="T207"><text:s text:c="3"/></text:span><text:span text:style-name="T82">I walked up Meyers, Brevard, Olney, Vermont, across the Wells Fargo lot to UJ, turned around and realized </text:span><text:span text:style-name="T89">Lil’</text:span><text:span text:style-name="T82">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3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98"><text:span text:style-name="T82"><text:s text:c="3"/>I </text:span><text:span text:style-name="T89">went</text:span><text:span text:style-name="T82"> outside, said goodbye to Charlie, walked up Middlemont, Sulfur Springs, Haywood, Brevard, Meyers, into my house, ate some grapes, a mandarin, logged into Kamaka, flew to Org and cracked open a Trail Pass.</text:span><text:span text:style-name="T208">d851</text:span><text:span text:style-name="T82"> </text:span><text:span text:style-name="T83">I dropped </text:span><text:span text:style-name="T89">my </text:span><text:span text:style-name="T83">Ony head and chatted with a few people,</text:span><text:span text:style-name="T209">d926</text:span><text:span text:style-name="T83"> </text:span><text:span text:style-name="T84">walked to Hannah’s, finished my Trail Pass, brushed my teeth, got in bed.</text:span></text:p>
      <text:p text:style-name="P98"><text:span text:style-name="T84"/></text:p>
      <text:p text:style-name="P138">XII.X</text:p>
      <text:p text:style-name="P99"><text:span text:style-name="T51"/></text:p>
      <text:p text:style-name="P99"><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88">d132</text:span><text:span text:style-name="T51"> </text:span></text:p>
      <text:p text:style-name="P99"><text:span text:style-name="T51"><text:s text:c="3"/></text:span><text:span text:style-name="T85">Hannah picked me up and we went to Abeja for brunch, then the Walmart, where I got boxer briefs, headphones, a car jump starter. We decided not to bother with Wicked, drove to my house, cuddled, listened to music, made love, typed, watched </text:span><text:soft-page-break/><text:span text:style-name="T85">Attenborough. She eventually left, saying she might clean out her closet.</text:span><text:span text:style-name="T210">d823</text:span><text:span text:style-name="T85"> </text:span><text:span text:style-name="T86">I ran WC, ran around turning things in, then </text:span><text:span text:style-name="T89">filling up water bags </text:span><text:span text:style-name="T86">for the Shaman quest.</text:span><text:span text:style-name="T211">d1217</text:span></text:p>
      <text:p text:style-name="P99"><text:span text:style-name="T211"/></text:p>
      <text:p text:style-name="P100"><text:span text:style-name="T86">X</text:span><text:span text:style-name="T51">II.XI</text:span></text:p>
      <text:p text:style-name="P100"><text:span text:style-name="T51"/></text:p>
      <text:p text:style-name="P101"><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88">d154</text:span><text:span text:style-name="T51"> </text:span></text:p>
      <text:p text:style-name="P101"><text:span text:style-name="T87"><text:s text:c="3"/>I got some water from a well in Ashenvale, ran to Sun Rock Retreat, flew to Camp T, ran to the Field of Gian</text:span><text:span text:style-name="T89">t</text:span><text:span text:style-name="T87">s, turned in the water pouch, hearthed to Crossroads, flew to Ratchet, got the quest to kill an elemental, flew to Org, took the zep to UC, flew to the Sepulcher, went over the mountains, drank some drugs, killed an elemental, clicked on a brazier, logged off.</text:span><text:span text:style-name="T212">d244</text:span><text:span text:style-name="T87"> </text:span></text:p>
      <text:p text:style-name="P101"><text:span text:style-name="T87"><text:s text:c="3"/></text:span><text:span text:style-name="T88">I took a bath, hearthed, flew to Ratchet, turned in the quest and got healing stream, flew to Camp T, found Mankrik’s wife, ran to Crossroads, logged off, laid in bed, listened to some of the Ever-Expanding record, started getting dressed.</text:span><text:span text:style-name="T213">d442</text:span><text:span text:style-name="T88"> </text:span></text:p>
      <text:p text:style-name="P101"><text:span text:style-name="T88"/></text:p>
      <text:p text:style-name="P139">. . .</text:p>
      <text:p text:style-name="P101"><text:span text:style-name="T88"/></text:p>
      <text:p text:style-name="P102"><text:span text:style-name="T88">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02"><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02"><text:span text:style-name="T51"/></text:p>
      <text:p text:style-name="P140">XII.XII</text:p>
      <text:p text:style-name="P102"><text:span text:style-name="T51"/></text:p>
      <text:p text:style-name="P102"><text:span text:style-name="T51">Hannah woke very early to get ready for pilates and left the house. I slept hard, dreaming about all sorts of things until she returned at 9:30 with a shot of espresso </text:span><text:span text:style-name="T96">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88">d1058</text:span><text:span text:style-name="T51"> </text:span></text:p>
      <text:p text:style-name="P102"><text:span text:style-name="T51"><text:s text:c="3"/></text:span><text:span text:style-name="T90">I ran Wailing Caverns, finished the quests, turned them in, flew to Thunder Bluff, back to Crossroads, laid in bed and looked at my phone.</text:span><text:span text:style-name="T214">d131</text:span><text:span text:style-name="T90"> </text:span><text:span text:style-name="T91">I got dressed, drove to Abeja for my debit card, picked Hannah up from work, went to the Dripolator, ordered a latte and a chocolate chip cookie, dropped her back off, went to Farm Burger South, drove home.</text:span><text:span text:style-name="T215">d336</text:span><text:span text:style-name="T91"> </text:span></text:p>
      <text:p text:style-name="P102"><text:span text:style-name="T91"><text:s text:c="3"/></text:span><text:span text:style-name="T92">I flew to Org, took the zep to UC, picked up a quest for SFK, did the same with two more at the Sepulcher, did SFK, ran back to the Sepulcher, flew back to UC, hearthed to Crossroads, flew to Ratchet, did some banking, flew back to Crossroads,</text:span><text:span text:style-name="T216">d518</text:span><text:span text:style-name="T93"> laid in bed while the sun went down, took a bath.</text:span><text:span text:style-name="T217">d626</text:span><text:span text:style-name="T93"> </text:span><text:span text:style-name="T94">I killed the main Barrens Harpy and then did Guns of the Northwatch + escort quest.</text:span><text:span text:style-name="T218">d720</text:span><text:span text:style-name="T94"> </text:span></text:p>
      <text:p text:style-name="P102"><text:span text:style-name="T94"><text:s text:c="3"/></text:span><text:span text:style-name="T95">I flew to Camp T and laid in bed until Hannah texted me some time after nine asking if I was at Scott’s. I said, “I'm at home in my lil bed! How are you??” I put on some more clothes, drove down there, hung out in her bed for a while having “pillow talk.”</text:span></text:p>
      <text:p text:style-name="P102"><text:span text:style-name="T95"/></text:p>
      <text:p text:style-name="P103"><text:span text:style-name="T51"/></text:p>
      <text:p text:style-name="P103"><text:span text:style-name="T51"/></text:p>
      <text:p text:style-name="P103"><text:span text:style-name="T51"/></text:p>
      <text:p text:style-name="P103"><text:span text:style-name="T51"/></text:p>
      <text:p text:style-name="P103"><text:soft-page-break/><text:span text:style-name="T51">XII.XIII</text:span></text:p>
      <text:p text:style-name="P103"><text:span text:style-name="T51"/></text:p>
      <text:p text:style-name="P103"><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88">d951</text:span><text:span text:style-name="T51"> </text:span></text:p>
      <text:p text:style-name="P103"><text:span text:style-name="T51"/></text:p>
      <text:p text:style-name="P141">. . .</text:p>
      <text:p text:style-name="P103"><text:span text:style-name="T51"/></text:p>
      <text:p text:style-name="P14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04"><text:span text:style-name="T51"><text:s text:c="3"/>We checked </text:span><text:span text:style-name="T97">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7">E</text:span><text:span text:style-name="T51">lement while Ryan played Switch/slept.</text:span></text:p>
      <text:p text:style-name="P104"><text:span text:style-name="T51"><text:s text:c="3"/>I stopped at a Pilot as close to Old Fort as I could get, bought a tall Sprite. I </text:span><text:span text:style-name="T97">just </text:span><text:span text:style-name="T51">wanted to drink a sugary </text:span><text:span text:style-name="T97">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04"><text:span text:style-name="T51"/></text:p>
      <text:p text:style-name="P104"><text:span text:style-name="T51"/></text:p>
      <text:p text:style-name="P143">XII.XIV</text:p>
      <text:p text:style-name="P104"><text:span text:style-name="T51"/></text:p>
      <text:p text:style-name="P142">Hannah went into work very early and I continued to sleep. When I woke again at 9:30, I had a text from her:</text:p>
      <text:p text:style-name="P142"><text:s text:c="3"/>“Morning sweet pea! Have a weird idea, will you let me know if you'd be open to an errand (driving down here to bring me something) today? I know you may not have any time before your gig and I want you to have all the down time you need too. ”</text:p>
      <text:p text:style-name="P14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04"><text:span text:style-name="T51"><text:s text:c="3"/>I walked to Little Louie’s, but they were closed, so I </text:span><text:span text:style-name="T97">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04"><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42"><text:s text:c="3"/>I said I would try the bombo with toms and he said, “Ewww me likeee!!!”</text:p>
      <text:p text:style-name="P104"><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1">take</text:span><text:span text:style-name="T51"> myself and loaded all my drums into the Mini.</text:span></text:p>
      <text:p text:style-name="P104"><text:span text:style-name="T51"><text:s text:c="3"/>The car wouldn’t </text:span><text:span text:style-name="T101">crank</text:span><text:span text:style-name="T51">, so I decided it would be a good time to try my jump starter, but after two different </text:span><text:span text:style-name="T101">ten</text:span><text:span text:style-name="T51">-minute charging sessions, </text:span><text:span text:style-name="T101">it still wouldn’t </text:span><text:span text:style-name="T51">go. I blamed it on the automatic lights, put on the Dr. Dog album again, walked to Odd’s for a latte, the Brew Pump for hop water, Ingles for grapes, gummy clusters, Milky Ways. I walked to Hannah’s house, </text:span><text:span text:style-name="T101">revealed</text:span><text:span text:style-name="T51"> of my treats, laid in bed with her.</text:span></text:p>
      <text:p text:style-name="P14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42"><text:s text:c="3"/>We went back to Hannah’s, cuddled, talked, slept.</text:p>
      <text:p text:style-name="P104"><text:span text:style-name="T51"/></text:p>
      <text:p text:style-name="P142">XII.XV</text:p>
      <text:p text:style-name="P104"><text:span text:style-name="T51"/></text:p>
      <text:p text:style-name="P14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04"><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88">d1234</text:span><text:span text:style-name="T51"> </text:span><text:span text:style-name="T98">I </text:span><text:span text:style-name="T99">printed, </text:span><text:span text:style-name="T98">pooped, took a bath, laid in bed, ate a banana, got distracted by my phone.</text:span><text:span text:style-name="T219">d156</text:span><text:span text:style-name="T98"> </text:span><text:span text:style-name="T100">I started getting dressed, logged into Kamaka, made a </text:span><text:soft-page-break/><text:span text:style-name="T100">piece of Mooncloth and got a text from Hannah saying she was going up to Odd’s.</text:span><text:span text:style-name="T220">d217</text:span><text:span text:style-name="T100"> </text:span></text:p>
      <text:p text:style-name="P104"><text:span text:style-name="T100"/></text:p>
      <text:p text:style-name="P144">. . .</text:p>
      <text:p text:style-name="P104"><text:span text:style-name="T100"/></text:p>
      <text:p text:style-name="P105"><text:span text:style-name="T100">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4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05"><text:span text:style-name="T51"/></text:p>
      <text:p text:style-name="P145">XII.XVI</text:p>
      <text:p text:style-name="P105"><text:span text:style-name="T51"/></text:p>
      <text:p text:style-name="P105"><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4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05"><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05"><text:span text:style-name="T51"/></text:p>
      <text:p text:style-name="P145">XII.XVII</text:p>
      <text:p text:style-name="P105"><text:span text:style-name="T51"/></text:p>
      <text:p text:style-name="P105"><text:span text:style-name="T51">I woke at 9:15, cuddled Hannah, made coffee, borrowed her charger, sat on the couch, played Wordle (SCOWL in three,) got dressed, walked to Bad Manners, ordered an Americano, went home, opened my window, pooped, got undressed, wrote.</text:span><text:span text:style-name="T188">d1128</text:span><text:span text:style-name="T51"> </text:span></text:p>
      <text:p text:style-name="P105"><text:span text:style-name="T51"><text:s text:c="3"/></text:span><text:span text:style-name="T102">I played some WoW, laid in bed, took a bath, laid in bed, </text:span><text:span text:style-name="T103">got dressed</text:span><text:span text:style-name="T102">,</text:span><text:span text:style-name="T221">d210</text:span><text:span text:style-name="T102"> </text:span><text:span text:style-name="T103">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22">d400</text:span><text:span text:style-name="T103"> </text:span></text:p>
      <text:p text:style-name="P105"><text:span text:style-name="T103"><text:s text:c="3"/></text:span><text:span text:style-name="T104">I played some wow, hearthed, laid in bed, talked to my mom twice, felt kinda frustrated in the darkness, ate some grapes.</text:span><text:span text:style-name="T223">d613</text:span><text:span text:style-name="T104"> </text:span><text:span text:style-name="T105">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27">I'm back in my room when you finish your rehearsal</text:span><text:span text:style-name="T105">”</text:span></text:p>
      <text:p text:style-name="P105"><text:span text:style-name="T105"><text:s text:c="3"/>I walked home, called her again. She was cozy in her jammies, so I decided that’s what I would do, looked at Insty a little.</text:span><text:span text:style-name="T224">d752 </text:span><text:span text:style-name="T106">I finished up Barrens quests, collected all the Ashenvale ones, spent lots of time laying in bed, heard from Hannah that she was creeping down my street, cuddled with her for an hour or so.</text:span></text:p>
      <text:p text:style-name="P105"><text:span text:style-name="T106"/></text:p>
      <text:p text:style-name="P106"><text:span text:style-name="T51"/></text:p>
      <text:p text:style-name="P146">XII.XVIII</text:p>
      <text:p text:style-name="P106"><text:span text:style-name="T51"/></text:p>
      <text:p text:style-name="P106"><text:span text:style-name="T51">I woke around seven and spent a lot of energy scrolling around my phone, eventually got up, ate grapes,</text:span><text:span text:style-name="T225">d843</text:span><text:span text:style-name="T107"> heat up my cup, played Wordle (HEFTY in four,) made coffee.</text:span><text:span text:style-name="T226">d857</text:span><text:span text:style-name="T107"> </text:span><text:span text:style-name="T108">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4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4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4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06"><text:span text:style-name="T108"/></text:p>
      <text:p text:style-name="P148">XII.XIX</text:p>
      <text:p text:style-name="P107"><text:span text:style-name="T51"/></text:p>
      <text:p text:style-name="P14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07"><text:soft-page-break/><text:span text:style-name="T51"><text:s text:c="3"/>We had a fun brunch and, when </text:span><text:span text:style-name="T111">my mom</text:span><text:span text:style-name="T51"> left for </text:span><text:span text:style-name="T111">Sylva</text:span><text:span text:style-name="T51">, Hannah and I went to Ingles. She bought some ginger and I bought a proper </text:span><text:span text:style-name="T111">wooden </text:span><text:span text:style-name="T51">box of Bagu, then walked home, talking to Shane in the Botiwalla parking lot.</text:span><text:span text:style-name="T188">d243 </text:span><text:span text:style-name="T109">I laid in bed a while, got dressed, walked to Aldi for grapes, seeing Tony Russo along the way, then to Odd’s, seeing Elana along the way, ordered a latte, stopped into Sparky’s to look for miniature Azul with no luck.</text:span></text:p>
      <text:p text:style-name="P149"><text:s text:c="3"/>I exited, went through the alley and had a stranger say something to me. “Hmm?” I asked.</text:p>
      <text:p text:style-name="P107"><text:span text:style-name="T109"><text:s text:c="3"/>He said, “You’re not Columbo. You don’t sound like him.” I </text:span><text:span text:style-name="T111">agreed, </text:span><text:span text:style-name="T109">walked home on the sidewalkless side of Brevard through standstill traffic, put my grapes in the fridge,</text:span><text:span text:style-name="T227">d503</text:span><text:span text:style-name="T109"> </text:span><text:span text:style-name="T110">sat at the computer and looked at my phone until the sun went down, took a bath, laid in bed, looked at my phone </text:span><text:span text:style-name="T111">some more</text:span><text:span text:style-name="T110">.</text:span><text:span text:style-name="T228">d633</text:span><text:span text:style-name="T110"> </text:span></text:p>
      <text:p text:style-name="P107"><text:span text:style-name="T110"/></text:p>
      <text:p text:style-name="P150">. . .</text:p>
      <text:p text:style-name="P107"><text:span text:style-name="T110"/></text:p>
      <text:p text:style-name="P108"><text:span text:style-name="T110">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08"><text:span text:style-name="T51"/></text:p>
      <text:p text:style-name="P108"><text:span text:style-name="T51"/></text:p>
      <text:p text:style-name="P152">XII.XX</text:p>
      <text:p text:style-name="P108"><text:span text:style-name="T51"/></text:p>
      <text:p text:style-name="P108"><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88">d933</text:span><text:span text:style-name="T51"> </text:span></text:p>
      <text:p text:style-name="P108"><text:span text:style-name="T51"/></text:p>
      <text:p text:style-name="P153">. . .</text:p>
      <text:p text:style-name="P108"><text:span text:style-name="T51"/></text:p>
      <text:p text:style-name="P109"><text:span text:style-name="T51">I drove down Amboy to the Big Top, set up quietly and peacefully, played songs with Kevin </text:span><text:span text:style-name="T112">n’</text:span><text:span text:style-name="T51"> Dulc</text:span><text:span text:style-name="T112">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09"><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2">catch</text:span><text:span text:style-name="T51"> a ride home with me.</text:span></text:p>
      <text:p text:style-name="P154"><text:s text:c="3"/>I said, “Sure, but I’m gonna have to swing by Ligma first.”</text:p>
      <text:p text:style-name="P154"><text:s text:c="3"/>“Ligma??” he said, perfectly.</text:p>
      <text:p text:style-name="P154"><text:s text:c="3"/>To which I responded, “Ligma balls.”</text:p>
      <text:p text:style-name="P109"><text:span text:style-name="T51"><text:s text:c="3"/>The sound man said, “</text:span><text:span text:style-name="T112">Damn, y</text:span><text:span text:style-name="T51">’all are brutal today,” and Charlie said, “Ryan, do you need to go out to the car for a minute after that burn?”</text:span></text:p>
      <text:p text:style-name="P15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55">XII.XXI</text:p>
      <text:p text:style-name="P109"><text:span text:style-name="T51"/></text:p>
      <text:p text:style-name="P109"><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88">d134</text:span><text:span text:style-name="T51"> </text:span></text:p>
      <text:p text:style-name="P109"><text:span text:style-name="T51"><text:s text:c="3"/></text:span><text:span text:style-name="T113">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09"><text:span text:style-name="T113"><text:s text:c="3"/>I got dressed, drove to Downing, set up my gaming station, adjusted monitor resolution.</text:span><text:span text:style-name="T229">d557</text:span><text:span text:style-name="T113"> </text:span><text:span text:style-name="T114">I flew to Zoram Strand, joined a very slow-to-start BFD group, ran that, turned in all the quests, cleaned up my bags etc. in Thunder Bluff.</text:span><text:span text:style-name="T230">d826</text:span><text:span text:style-name="T114"> </text:span><text:span text:style-name="T115">I did a bunch of running around while eating peanuts and Lara Bars, finished seemingly all of the Ashenvale quests, then ran to Freewind Post in Thousand Needles.</text:span><text:span text:style-name="T231">d1133</text:span><text:span text:style-name="T115"> </text:span></text:p>
      <text:p text:style-name="P109"><text:span text:style-name="T115"/></text:p>
      <text:p text:style-name="P110"><text:span text:style-name="T115">X</text:span><text:span text:style-name="T51">I.XXII</text:span></text:p>
      <text:p text:style-name="P110"><text:span text:style-name="T51"/></text:p>
      <text:p text:style-name="P110"><text:span text:style-name="T51">I slept very hard, played Wordle (BRAWN in four,) got out of bed around 11, made coffee, killed centaur until I hit level 28, hearthed to Crossroads, flew to Thunder Bluff.</text:span><text:span text:style-name="T188">d1205</text:span><text:span text:style-name="T51"> </text:span></text:p>
      <text:p text:style-name="P110"><text:span text:style-name="T51"><text:s text:c="3"/></text:span><text:span text:style-name="T116">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32">d426</text:span><text:span text:style-name="T116"> </text:span></text:p>
      <text:p text:style-name="P110"><text:span text:style-name="T116"><text:s text:c="3"/></text:span><text:span text:style-name="T117">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7">then flew to Org.</text:span><text:span text:style-name="T233">d547</text:span><text:span text:style-name="T117"> </text:span><text:span text:style-name="T118">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34">d738</text:span><text:span text:style-name="T118"> </text:span></text:p>
      <text:p text:style-name="P110"><text:span text:style-name="T118"><text:s text:c="3"/></text:span><text:span text:style-name="T119">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5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10"><text:span text:style-name="T119"/></text:p>
      <text:p text:style-name="P157">XII.XXIII</text:p>
      <text:p text:style-name="P111"><text:span text:style-name="T51"/></text:p>
      <text:p text:style-name="P111"><text:span text:style-name="T51">I woke at 10, swiped countless notifications from my phone, played Wordle (SAUNA in four,) ate grapes, made coffee.</text:span><text:span text:style-name="T188">d1033</text:span><text:span text:style-name="T51"> </text:span><text:span text:style-name="T120">I finished turtles, scorpions, vultures on the flats, turned those quests in, recalled, flew to Ratchet, boated to Booty Bay, flew to Grom’Gol,</text:span><text:span text:style-name="T235">d1111</text:span><text:span text:style-name="T121"> </text:span><text:span text:style-name="T122">zepped to UC, flew to Tarren Mill,</text:span><text:span text:style-name="T236">d1121</text:span><text:span text:style-name="T122"> </text:span><text:span text:style-name="T123">took a poop, ran to Hammerfall, grabbed the flightpath.</text:span><text:span text:style-name="T237">d1138</text:span><text:span text:style-name="T123"> </text:span></text:p>
      <text:p text:style-name="P111"><text:span text:style-name="T123"><text:s text:c="3"/></text:span><text:span text:style-name="T124">I ran to Kargath, </text:span><text:span text:style-name="T125">sat on the couch and looked at my phone while I </text:span><text:span text:style-name="T124">flew to Grom’Gol, checked out Nessingwary’s camp, ran back to Grom, flew to Booty Bay,</text:span><text:span text:style-name="T238">d1221</text:span><text:span text:style-name="T124"> </text:span><text:span text:style-name="T126">hearthed, flew to Gadget, killed crocs in the Shimmering Flats, turned in that quest, hearthed, flew to Ratchet, took the boat to Booty Bay, turned in a quest, hearthed, flew to Thunder Bluff, did leatherworking, flew to Sun Rock Retreat.</text:span><text:span text:style-name="T239">d119</text:span><text:span text:style-name="T126"> </text:span></text:p>
      <text:p text:style-name="P111"><text:span text:style-name="T126"><text:s text:c="3"/></text:span><text:span text:style-name="T127">I ran through Desolace to Shadoprey Village, bought the expert cookbook and upgraded skinning, </text:span><text:soft-page-break/><text:span text:style-name="T127">hearthed, flew to Ratchet, boated to Booty Bay, flew to Grom’Gol,</text:span><text:span text:style-name="T240">d146</text:span><text:span text:style-name="T127"> </text:span><text:span text:style-name="T128">ate pizza on the couch with the cats, turned in another Nesingwary quest, hearthed, flew to Camp T, got dressed.</text:span><text:span text:style-name="T241">d211</text:span><text:span text:style-name="T129"> </text:span></text:p>
      <text:p text:style-name="P111"><text:span text:style-name="T129"><text:s text:c="3"/></text:span><text:span text:style-name="T130">I walked up to Ingles, bought grapes, Bagu, CheezIts, went to Meyers, checked the mail, picked up bagels, Canadian bacon, mayonaise, soap, texted with Hannah, made a quad coffee, walked to Downing, put my groceries away, sat excitedly at the computer.</text:span><text:span text:style-name="T242">d319</text:span><text:span text:style-name="T130"> </text:span></text:p>
      <text:p text:style-name="P111"><text:span text:style-name="T130"/></text:p>
      <text:p text:style-name="P112"><text:span text:style-name="T130">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58"><text:s text:c="3"/>One of my SM quests was to kill 20 people, so I did that outside the instance with the help of a 31 Alliance warrior, went back to Undercity, talked to Hannah, laid in bed, went to sleep around midnight.</text:p>
      <text:p text:style-name="P112"><text:span text:style-name="T51"/></text:p>
      <text:p text:style-name="P158">XII.XXIV</text:p>
      <text:p text:style-name="P112"><text:span text:style-name="T51"/></text:p>
      <text:p text:style-name="P112"><text:span text:style-name="T51">I woke around 9:30, played Wordle (EAGLE in two,) said hello to the cats and heat up some water.</text:span><text:span text:style-name="T188">d1007</text:span><text:span text:style-name="T51"> </text:span><text:span text:style-name="T131">I made some coffee, cleaned up my battle station and logged into WoW, but the servers were down for maintenance.</text:span><text:span text:style-name="T243">d1017</text:span></text:p>
      <text:p text:style-name="P112"><text:span text:style-name="T243"><text:s text:c="3"/></text:span><text:span text:style-name="T132">I ran Library two or three times, made another cup of coffee, reworked my bars big-time, killed some things on the shimmering flat for practice and to level my daggers, ran graveyard then library, </text:span><text:span text:style-name="T133">hearthed to XR, flew to Org</text:span><text:span text:style-name="T132">.</text:span><text:span text:style-name="T244">d438</text:span><text:span text:style-name="T132"> </text:span><text:span text:style-name="T133">I walked up to Oyster House, ordered an NA Guinness + beans/rice/sausage, then jogged home excitedly.</text:span><text:span text:style-name="T245">d526</text:span><text:span text:style-name="T133"> </text:span></text:p>
      <text:p text:style-name="P112"><text:span text:style-name="T133"><text:s text:c="3"/></text:span><text:span text:style-name="T134">I ran to Stonard, flew to Kargath, back to Stonard, back to Grom’Gol, set my hearth, zepped to SM, ran library three or four times, hearthed to Grom, AFKed in the inn and spent some time on the couch,</text:span><text:span text:style-name="T246">d933</text:span><text:span text:style-name="T134"> </text:span><text:span text:style-name="T135">then took a bath and talked to Hannah on </text:span><text:soft-page-break/><text:span text:style-name="T135">the phone, who was worried if I was depressed, but seemed more sad herself.</text:span><text:span text:style-name="T247">d1004</text:span></text:p>
      <text:p text:style-name="P112"><text:span text:style-name="T247"><text:s text:c="3"/></text:span><text:span text:style-name="T136">I started Nessingwary quests, but ended up running Lib, Arm Cath with a very fun group, hearthed, killed 15 raptors just outside of Grom’gol, went to bed.</text:span></text:p>
      <text:p text:style-name="P112"><text:span text:style-name="T136"/></text:p>
      <text:p text:style-name="P159">XII.XXV</text:p>
      <text:p text:style-name="P113"><text:span text:style-name="T51"/></text:p>
      <text:p text:style-name="P113"><text:span text:style-name="T51">I woke around 9:30, lost wordle (SHARE,) laid in bed, eventually made coffee.</text:span><text:span text:style-name="T188">d1145</text:span><text:span text:style-name="T51"> </text:span><text:span text:style-name="T137">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48">d442</text:span><text:span text:style-name="T137"> </text:span></text:p>
      <text:p text:style-name="P114"><text:span text:style-name="T137"><text:s text:c="3"/></text:span><text:span text:style-name="T138">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14"><text:span text:style-name="T138"><text:s text:c="3"/>I switched back to Shamaka, flew to Org, bought 12 giant eggs, 10 zesty clam meats, flew to TB, bought 20 Alterac Swiss.</text:span><text:span text:style-name="T249">d926 </text:span><text:span text:style-name="T139"><text:s/></text:span><text:span text:style-name="T140">I turned in my cooking quest, hearthed, talked to Hannah twice, and did many Cath/Arm runs, ending with a very rough one at 6:30AM.</text:span></text:p>
      <text:p text:style-name="P114"><text:span text:style-name="T140"/></text:p>
      <text:p text:style-name="P160">XII.XXVI</text:p>
      <text:p text:style-name="P115"><text:span text:style-name="T51"/></text:p>
      <text:p text:style-name="P115"><text:span text:style-name="T51">I slept til 10:30, looked through my phone, got up, peed,</text:span><text:span text:style-name="T188">d1038</text:span><text:span text:style-name="T51"> </text:span><text:span text:style-name="T141">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50">d306</text:span><text:span text:style-name="T141"> </text:span></text:p>
      <text:p text:style-name="P115"><text:span text:style-name="T141"><text:s text:c="3"/></text:span><text:span text:style-name="T142">I killed things around STV, hearthed to Grom, flew to UC, laid in bed, picked up an RFD quest, </text:span><text:soft-page-break/><text:span text:style-name="T142">made a mooncloth on Kamaka, switched over to Tokup, gquit the Lil Rascals, switched back to Kamaka for a second and exited.</text:span><text:span text:style-name="T251">d457</text:span><text:span text:style-name="T142"> </text:span><text:span text:style-name="T143">I laid in bed, told Hannah I was gonna take a nap, ran RFD, finished all the quests, turned them in, did more STV quests, hit level 40 standing on the balcony of the Booty Bay tavern.</text:span></text:p>
      <text:p text:style-name="P161"><text:s text:c="3"/>I flew to Stonard, trained, hearthed to Grom, equipped all my mail, cleaned up a couple quests, talked to Hannah on the phone, ran RFD again, laid in bed, went to sleep around midnight.</text:p>
      <text:p text:style-name="P115"><text:span text:style-name="T143"/></text:p>
      <text:p text:style-name="P162">XII.XXVII</text:p>
      <text:p text:style-name="P116"><text:span text:style-name="T51"/></text:p>
      <text:p text:style-name="P116"><text:span text:style-name="T51">I woke late and had a hard time making coffee, but played Wordle (GRAIN in four) and texted with Hannah.</text:span><text:span text:style-name="T188">d1148</text:span><text:span text:style-name="T51"> </text:span><text:span text:style-name="T144">I checked Bankmaka, switched to the shaman, started him on a flight to Hammerfall, got dressed and diverted to Kargath instead. I walked to Odd’s, but they were closed, so I went to Izzy’s, ordered a cup of drip.</text:span></text:p>
      <text:p text:style-name="P116"><text:span text:style-name="T144"><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252">d540</text:span><text:span text:style-name="T144"> </text:span></text:p>
      <text:p text:style-name="P116"><text:span text:style-name="T144"><text:s text:c="3"/></text:span><text:span text:style-name="T145">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16"><text:span text:style-name="T145"><text:s text:c="3"/>I spent the empty points for my new spec in resto, flew to Camp T, put together a group for RFD, ran that. It was kinda fun, I think. I hearthed to Grom, flew to BB, did some banking, hearthed again.</text:span><text:span text:style-name="T253">d941</text:span><text:span text:style-name="T145"> </text:span><text:span text:style-name="T146">I laid down, cleaned the litter boxes, talked to Hannah, killed some Ogres on Tokup, switched to Shamaka, fiddled with my bars, exited.</text:span><text:span text:style-name="T254">d1053</text:span><text:span text:style-name="T146"> </text:span></text:p>
      <text:p text:style-name="P116"><text:soft-page-break/><text:span text:style-name="T146"><text:s text:c="3"/></text:span><text:span text:style-name="T147">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16"><text:span text:style-name="T147"/></text:p>
      <text:p text:style-name="P163">XII.XXVIII</text:p>
      <text:p text:style-name="P117"><text:span text:style-name="T51"/></text:p>
      <text:p text:style-name="P117"><text:span text:style-name="T51">I woke at 10, already had messages from Hannah, played Wordle (DECRY in four,) messaged with Sweet Pea at her gate, ate a bunch of grapes and boiled some water.</text:span><text:span text:style-name="T188">d1029</text:span></text:p>
      <text:p text:style-name="P117"><text:span text:style-name="T51"><text:s text:c="3"/></text:span><text:span text:style-name="T148">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6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17"><text:span text:style-name="T148"><text:s text:c="3"/>We packed up, drove up 26 in the rain. Tina said what I was just thinking but in a more funny way: “It’s almost like they </text:span><text:span text:style-name="T328">want</text:span><text:span text:style-name="T148"> you to crash.” I parked the car in front of Hannah’s house, left my drums, went inside, ate a bunch of grapes, opened a hop water, got undressed and felt amazing once the socks came off.</text:span><text:span text:style-name="T255">d1104</text:span><text:span text:style-name="T148"> </text:span></text:p>
      <text:p text:style-name="P117"><text:span text:style-name="T148"><text:s text:c="3"/></text:span><text:span text:style-name="T149">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18"><text:soft-page-break/><text:span text:style-name="T51">XII.XIX</text:span></text:p>
      <text:p text:style-name="P118"><text:span text:style-name="T51"/></text:p>
      <text:p text:style-name="P118"><text:span text:style-name="T51">My alarm went off at 10 and I struggled with Wordle (MAMBO in five,) fell asleep, got up again, made coffee, drank it on the couch.</text:span><text:span text:style-name="T188">d1154</text:span><text:span text:style-name="T51"> </text:span><text:span text:style-name="T150">I talked to Hannah on the phone, made another coffee, drove the Space Bug to Highland and was slightly surprised to see Jen Star in the parking lot. We chatted until Tina pulled up, at which point we loaded in.</text:span></text:p>
      <text:p text:style-name="P16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18"><text:span text:style-name="T150"><text:s text:c="3"/>I ate grapes in the chair, took off my boots, sat at the computer.</text:span><text:span text:style-name="T256">d555</text:span><text:span text:style-name="T150"> </text:span></text:p>
      <text:p text:style-name="P118"><text:span text:style-name="T150"><text:s text:c="3"/></text:span><text:span text:style-name="T151">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6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18"><text:span text:style-name="T151"/></text:p>
      <text:p text:style-name="P167">XII.XXX</text:p>
      <text:p text:style-name="P119"><text:span text:style-name="T51"/></text:p>
      <text:p text:style-name="P119"><text:span text:style-name="T51">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51">Myles, went back to Downing, took photos of the cats for Hannah, heat up some water to rinse my cup and charged my phone a bit more.</text:span><text:span text:style-name="T188">d1231</text:span><text:span text:style-name="T51"> </text:span></text:p>
      <text:p text:style-name="P119"><text:span text:style-name="T51"><text:s text:c="3"/></text:span><text:span text:style-name="T152">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19"><text:span text:style-name="T152"><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329">I so long to feel you in my arms love</text:span><text:span text:style-name="T152">”</text:span><text:span text:style-name="T257">d417</text:span><text:span text:style-name="T152"> </text:span></text:p>
      <text:p text:style-name="P119"><text:span text:style-name="T152"><text:s text:c="3"/></text:span><text:span text:style-name="T153">I </text:span><text:span text:style-name="T154">took the zep to Grom’gol, quickly gathered some Headhunter heads, hearthed to Kargath, </text:span><text:span text:style-name="T153">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258">d810</text:span><text:span text:style-name="T153"> </text:span></text:p>
      <text:p text:style-name="P119"><text:span text:style-name="T153"><text:s text:c="3"/></text:span><text:span text:style-name="T155">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19"><text:span text:style-name="T155"/></text:p>
      <text:p text:style-name="P169"><text:span text:style-name="T51">XII.XXXI</text:span></text:p>
      <text:p text:style-name="P169"><text:span text:style-name="T51"/></text:p>
      <text:p text:style-name="P169"><text:span text:style-name="T51">Woke, made coffee, hearthed to Grom, walked across the water, killed tons of raptors including Tethis, hearthed, turned in the enchantment quest, ran to Nessingwary, turned in Raptor Mastery, hearthed, brushed my teeth, got dressed.</text:span><text:span text:style-name="T188">d1214</text:span><text:span text:style-name="T51"> </text:span></text:p>
      <text:p text:style-name="P169"><text:soft-page-break/><text:span text:style-name="T51"><text:s text:c="3"/></text:span><text:span text:style-name="T156">I walked to Aldi, bought green bananas, went to Jersey Mike’s, ate a mid sub, went to Odd’s, ordered an Americano, walked back to Downing.</text:span><text:span text:style-name="T259">d153</text:span></text:p>
      <text:p text:style-name="P169"><text:span text:style-name="T156"><text:s text:c="3"/></text:span><text:span text:style-name="T157">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260">d657</text:span></text:p>
      <text:p text:style-name="P169"><text:span text:style-name="T260"><text:s text:c="3"/></text:span><text:span text:style-name="T158">I killed Bloodsail Buccaneers, Venture Co Miners, and so many of the Skullsplitter tribe, </text:span><text:span text:style-name="T159">hit level 44, </text:span><text:span text:style-name="T158">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9"><text:span text:style-name="T158"><text:s text:c="3"/>She asked what I’d be doing on Jan 1</text:span><text:span text:style-name="T261">st</text:span><text:span text:style-name="T158"> and I said basically nothing, maybe running errands, and she was worried about me isolating. I had totally forgotten that I would be celebrating Zelda’s second birthday.</text:span></text:p>
      <text:p text:style-name="P169"><text:span text:style-name="T158"><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span></text:p>
      <text:p text:style-name="P169"><text:span text:style-name="T158"/></text:p>
      <text:p text:style-name="P170"><text:span text:style-name="T51">I.I</text:span></text:p>
      <text:p text:style-name="P170"><text:span text:style-name="T51"/></text:p>
      <text:p text:style-name="P170"><text:span text:style-name="T51">I woke still feeling a bit anxious, played Wordle (NERVE in four,) looked up ZF quests, got out of bed, made coffee, drank it on the couch, came close to feeling the awesome power of being alive while going through the motions of anxious attachment. . .</text:span><text:span text:style-name="T160">I gathered ZF quests from Tanaris, Dustwallow, Feralas, did the dishes, texted with </text:span><text:soft-page-break/><text:span text:style-name="T160">Hannah, listened to most of our Eulogy show, got dressed.</text:span><text:span text:style-name="T262">d307</text:span></text:p>
      <text:p text:style-name="P170"><text:span text:style-name="T160"><text:s text:c="3"/></text:span><text:span text:style-name="T161">I drove to Vermont, parked, walked into UJ, sat at the bar, ordered Hoppin’ John w/ Coke, walked to Odd’s, ordered a latte, talked to Hannah via phone on the porch, walked to the car, drove to Gary’s, celebrated Zelda’s 2</text:span><text:span text:style-name="T263">nd</text:span><text:span text:style-name="T161"> birthday with Ryan, Melissa, Max, Ben, Eliza, August, Jamie, Joy, others. I drove to Downing, laid in bed, looked at Facebook.</text:span><text:span text:style-name="T263">d726</text:span><text:span text:style-name="T161"> </text:span></text:p>
      <text:p text:style-name="P170"><text:span text:style-name="T161"><text:s text:c="3"/></text:span><text:span text:style-name="T162">I flew to the Hinterlands, walked to a temple, grouped with a couple people and acquired the sacred mallet for ZF.</text:span><text:span text:style-name="T264">d748</text:span><text:span text:style-name="T162"> </text:span><text:span text:style-name="T163">I laid in bed and talked on the phone to my mom and then Hannah.</text:span><text:span text:style-name="T265">d906</text:span></text:p>
      <text:p text:style-name="P171"><text:span text:style-name="T265"><text:s text:c="3"/></text:span><text:span text:style-name="T164">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1"><text:span text:style-name="T164"><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266">d1225</text:span><text:span text:style-name="T164"> </text:span></text:p>
      <text:p text:style-name="P171"><text:span text:style-name="T164"/></text:p>
      <text:p text:style-name="P172"><text:span text:style-name="T164">I.</text:span><text:span text:style-name="T51">II</text:span></text:p>
      <text:p text:style-name="P172"><text:span text:style-name="T51"/></text:p>
      <text:p text:style-name="P172"><text:span text:style-name="T5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span></text:p>
      <text:p text:style-name="P172"><text:span text:style-name="T51"><text:s text:c="3"/>I sat at the bar and ordered a breakfast salad, ate it with a fourth coffee, walked back to Downing, drank some more on the couch while looking at my phone.</text:span><text:span text:style-name="T188">d243</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6</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02T14:43:41.643092639</dc:date>
    <meta:editing-duration>P112DT52M58S</meta:editing-duration>
    <meta:editing-cycles>918</meta:editing-cycles>
    <meta:generator>LibreOffice/24.2.5.2$MacOSX_X86_64 LibreOffice_project/bffef4ea93e59bebbeaf7f431bb02b1a39ee8a59</meta:generator>
    <meta:print-date>2024-12-21T13:37:31.856773847</meta:print-date>
    <meta:document-statistic meta:table-count="0" meta:image-count="0" meta:object-count="0" meta:page-count="96" meta:paragraph-count="495" meta:word-count="21930" meta:character-count="117863" meta:non-whitespace-character-count="95753"/>
  </office:meta>
</office:document-meta>
</file>